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1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1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2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2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2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2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2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2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2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2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3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3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list-style-name="LFO3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3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3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3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3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3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3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3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/>
    </style:style>
    <style:style style:name="T78" style:parent-style-name="DefaultParagraphFont" style:family="text">
      <style:text-properties style:font-name="MS Gothic" style:font-name-asian="MS Gothic" style:font-name-complex="MS Gothic"/>
    </style:style>
    <style:style style:name="T79" style:parent-style-name="DefaultParagraphFont" style:family="text">
      <style:text-properties style:font-name-complex="Aptos"/>
    </style:style>
    <style:style style:name="T80" style:parent-style-name="DefaultParagraphFont" style:family="text">
      <style:text-properties style:font-name="MS Gothic" style:font-name-asian="MS Gothic" style:font-name-complex="MS Gothic"/>
    </style:style>
    <style:style style:name="T81" style:parent-style-name="DefaultParagraphFont" style:family="text">
      <style:text-properties style:font-name-complex="Aptos"/>
    </style:style>
    <style:style style:name="T82" style:parent-style-name="DefaultParagraphFont" style:family="text">
      <style:text-properties style:font-name="MS Gothic" style:font-name-asian="MS Gothic" style:font-name-complex="MS Gothic"/>
    </style:style>
    <style:style style:name="T83" style:parent-style-name="DefaultParagraphFont" style:family="text">
      <style:text-properties style:font-name-complex="Aptos"/>
    </style:style>
    <style:style style:name="T84" style:parent-style-name="DefaultParagraphFont" style:family="text">
      <style:text-properties style:font-name="MS Gothic" style:font-name-asian="MS Gothic" style:font-name-complex="MS Gothic"/>
    </style:style>
    <style:style style:name="T85" style:parent-style-name="DefaultParagraphFont" style:family="text">
      <style:text-properties style:font-name-complex="Aptos"/>
    </style:style>
    <style:style style:name="T86" style:parent-style-name="DefaultParagraphFont" style:family="text">
      <style:text-properties style:font-name="MS Gothic" style:font-name-asian="MS Gothic" style:font-name-complex="MS Gothic"/>
    </style:style>
    <style:style style:name="T87" style:parent-style-name="DefaultParagraphFont" style:family="text">
      <style:text-properties style:font-name-complex="Aptos"/>
    </style:style>
    <style:style style:name="T88" style:parent-style-name="DefaultParagraphFont" style:family="text">
      <style:text-properties style:font-name="MS Gothic" style:font-name-asian="MS Gothic" style:font-name-complex="MS Gothic"/>
    </style:style>
    <style:style style:name="T89" style:parent-style-name="DefaultParagraphFont" style:family="text">
      <style:text-properties style:font-name-complex="Aptos"/>
    </style:style>
    <style:style style:name="T90" style:parent-style-name="DefaultParagraphFont" style:family="text">
      <style:text-properties style:font-name="MS Gothic" style:font-name-asian="MS Gothic" style:font-name-complex="MS Gothic"/>
    </style:style>
    <style:style style:name="T91" style:parent-style-name="DefaultParagraphFont" style:family="text">
      <style:text-properties style:font-name-complex="Aptos"/>
    </style:style>
    <style:style style:name="T92" style:parent-style-name="DefaultParagraphFont" style:family="text">
      <style:text-properties style:font-name="MS Gothic" style:font-name-asian="MS Gothic" style:font-name-complex="MS Gothic"/>
    </style:style>
    <style:style style:name="T93" style:parent-style-name="DefaultParagraphFont" style:family="text">
      <style:text-properties style:font-name-complex="Aptos"/>
    </style:style>
    <style:style style:name="T94" style:parent-style-name="DefaultParagraphFont" style:family="text">
      <style:text-properties style:font-name="MS Gothic" style:font-name-asian="MS Gothic" style:font-name-complex="MS Gothic"/>
    </style:style>
    <style:style style:name="T95" style:parent-style-name="DefaultParagraphFont" style:family="text">
      <style:text-properties style:font-name-complex="Aptos"/>
    </style:style>
    <style:style style:name="T96" style:parent-style-name="DefaultParagraphFont" style:family="text">
      <style:text-properties style:font-name="MS Gothic" style:font-name-asian="MS Gothic" style:font-name-complex="MS Gothic"/>
    </style:style>
    <style:style style:name="T97" style:parent-style-name="DefaultParagraphFont" style:family="text">
      <style:text-properties style:font-name-complex="Aptos"/>
    </style:style>
    <style:style style:name="T98" style:parent-style-name="DefaultParagraphFont" style:family="text">
      <style:text-properties style:font-name="MS Gothic" style:font-name-asian="MS Gothic" style:font-name-complex="MS Gothic"/>
    </style:style>
    <style:style style:name="T99" style:parent-style-name="DefaultParagraphFont" style:family="text">
      <style:text-properties style:font-name-complex="Aptos"/>
    </style:style>
    <style:style style:name="T100" style:parent-style-name="DefaultParagraphFont" style:family="text">
      <style:text-properties style:font-name="MS Gothic" style:font-name-asian="MS Gothic" style:font-name-complex="MS Gothic"/>
    </style:style>
    <style:style style:name="T101" style:parent-style-name="DefaultParagraphFont" style:family="text">
      <style:text-properties style:font-name-complex="Aptos"/>
    </style:style>
    <style:style style:name="T102" style:parent-style-name="DefaultParagraphFont" style:family="text">
      <style:text-properties style:font-name="MS Gothic" style:font-name-asian="MS Gothic" style:font-name-complex="MS Gothic"/>
    </style:style>
    <style:style style:name="T103" style:parent-style-name="DefaultParagraphFont" style:family="text">
      <style:text-properties style:font-name-complex="Aptos"/>
    </style:style>
    <style:style style:name="T104" style:parent-style-name="DefaultParagraphFont" style:family="text">
      <style:text-properties style:font-name="MS Gothic" style:font-name-asian="MS Gothic" style:font-name-complex="MS Gothic"/>
    </style:style>
    <style:style style:name="T105" style:parent-style-name="DefaultParagraphFont" style:family="text">
      <style:text-properties style:font-name-complex="Aptos"/>
    </style:style>
    <style:style style:name="T106" style:parent-style-name="DefaultParagraphFont" style:family="text">
      <style:text-properties style:font-name="MS Gothic" style:font-name-asian="MS Gothic" style:font-name-complex="MS Gothic"/>
    </style:style>
    <style:style style:name="T107" style:parent-style-name="DefaultParagraphFont" style:family="text">
      <style:text-properties style:font-name-complex="Aptos"/>
    </style:style>
    <style:style style:name="T108" style:parent-style-name="DefaultParagraphFont" style:family="text">
      <style:text-properties style:font-name="MS Gothic" style:font-name-asian="MS Gothic" style:font-name-complex="MS Gothic"/>
    </style:style>
    <style:style style:name="T109" style:parent-style-name="DefaultParagraphFont" style:family="text">
      <style:text-properties style:font-name-complex="Aptos"/>
    </style:style>
    <style:style style:name="T110" style:parent-style-name="DefaultParagraphFont" style:family="text">
      <style:text-properties style:font-name="MS Gothic" style:font-name-asian="MS Gothic" style:font-name-complex="MS Gothic"/>
    </style:style>
    <style:style style:name="T111" style:parent-style-name="DefaultParagraphFont" style:family="text">
      <style:text-properties style:font-name-complex="Aptos"/>
    </style:style>
    <style:style style:name="T112" style:parent-style-name="DefaultParagraphFont" style:family="text">
      <style:text-properties style:font-name="MS Gothic" style:font-name-asian="MS Gothic" style:font-name-complex="MS Gothic"/>
    </style:style>
    <style:style style:name="T113" style:parent-style-name="DefaultParagraphFont" style:family="text">
      <style:text-properties style:font-name-complex="Aptos"/>
    </style:style>
    <style:style style:name="T114" style:parent-style-name="DefaultParagraphFont" style:family="text">
      <style:text-properties style:font-name="MS Gothic" style:font-name-asian="MS Gothic" style:font-name-complex="MS Gothic"/>
    </style:style>
    <style:style style:name="T115" style:parent-style-name="DefaultParagraphFont" style:family="text">
      <style:text-properties style:font-name-complex="Aptos"/>
    </style:style>
    <style:style style:name="T116" style:parent-style-name="DefaultParagraphFont" style:family="text">
      <style:text-properties style:font-name="MS Gothic" style:font-name-asian="MS Gothic" style:font-name-complex="MS Gothic"/>
    </style:style>
    <style:style style:name="T117" style:parent-style-name="DefaultParagraphFont" style:family="text">
      <style:text-properties style:font-name-complex="Aptos"/>
    </style:style>
    <style:style style:name="T118" style:parent-style-name="DefaultParagraphFont" style:family="text">
      <style:text-properties style:font-name="MS Gothic" style:font-name-asian="MS Gothic" style:font-name-complex="MS Gothic"/>
    </style:style>
    <style:style style:name="T119" style:parent-style-name="DefaultParagraphFont" style:family="text">
      <style:text-properties style:font-name-complex="Aptos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T1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style:font-name="Segoe UI Emoji" style:font-name-complex="Segoe UI Emoji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list-style-name="LFO4" style:family="paragraph"/>
    <style:style style:name="P137" style:parent-style-name="Normal" style:list-style-name="LFO4" style:family="paragraph"/>
    <style:style style:name="T138" style:parent-style-name="DefaultParagraphFont" style:family="text">
      <style:text-properties style:font-name="Segoe UI Emoji" style:font-name-complex="Segoe UI Emoji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list-style-name="LFO5" style:family="paragraph"/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Normal" style:list-style-name="LFO5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list-style-name="LFO5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style:font-name="Segoe UI Emoji" style:font-name-complex="Segoe UI Emoji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Normal" style:list-style-name="LFO6" style:family="paragraph"/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style:font-name="Segoe UI Emoji" style:font-name-complex="Segoe UI Emoji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list-style-name="LFO7" style:family="paragraph"/>
    <style:style style:name="T157" style:parent-style-name="DefaultParagraphFont" style:family="text">
      <style:text-properties fo:font-weight="bold" style:font-weight-asian="bold" style:font-weight-complex="bold"/>
    </style:style>
    <style:style style:name="P158" style:parent-style-name="Normal" style:list-style-name="LFO7" style:family="paragraph"/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list-style-name="LFO7" style:family="paragraph"/>
    <style:style style:name="T161" style:parent-style-name="DefaultParagraphFont" style:family="text">
      <style:text-properties fo:font-weight="bold" style:font-weight-asian="bold" style:font-weight-complex="bold"/>
    </style:style>
    <style:style style:name="T162" style:parent-style-name="DefaultParagraphFont" style:family="text">
      <style:text-properties style:font-name="Segoe UI Emoji" style:font-name-complex="Segoe UI Emoji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list-style-name="LFO8" style:family="paragraph"/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style:font-name="Segoe UI Emoji" style:font-name-complex="Segoe UI Emoji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P169" style:parent-style-name="Normal" style:list-style-name="LFO9" style:family="paragraph"/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style:font-name="Segoe UI Emoji" style:font-name-complex="Segoe UI Emoji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P175" style:parent-style-name="Normal" style:list-style-name="LFO10" style:family="paragraph"/>
    <style:style style:name="T176" style:parent-style-name="DefaultParagraphFont" style:family="text">
      <style:text-properties style:font-name="Segoe UI Emoji" style:font-name-complex="Segoe UI Emoji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P178" style:parent-style-name="Normal" style:list-style-name="LFO11" style:family="paragraph"/>
    <style:style style:name="T179" style:parent-style-name="DefaultParagraphFont" style:family="text">
      <style:text-properties fo:font-weight="bold" style:font-weight-asian="bold" style:font-weight-complex="bold"/>
    </style:style>
    <style:style style:name="P180" style:parent-style-name="Normal" style:list-style-name="LFO11" style:family="paragraph"/>
    <style:style style:name="T181" style:parent-style-name="DefaultParagraphFont" style:family="text">
      <style:text-properties fo:font-weight="bold" style:font-weight-asian="bold" style:font-weight-complex="bold"/>
    </style:style>
    <style:style style:name="T182" style:parent-style-name="DefaultParagraphFont" style:family="text">
      <style:text-properties style:font-name="Segoe UI Emoji" style:font-name-complex="Segoe UI Emoji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P184" style:parent-style-name="Normal" style:list-style-name="LFO12" style:family="paragraph"/>
    <style:style style:name="P185" style:parent-style-name="Normal" style:list-style-name="LFO12" style:family="paragraph"/>
    <style:style style:name="T186" style:parent-style-name="DefaultParagraphFont" style:family="text">
      <style:text-properties style:font-name="Segoe UI Emoji" style:font-name-complex="Segoe UI Emoji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P188" style:parent-style-name="Normal" style:list-style-name="LFO13" style:family="paragraph"/>
    <style:style style:name="T18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191" style:parent-style-name="DefaultParagraphFont" style:family="text">
      <style:text-properties style:font-name="Segoe UI Emoji" style:font-name-complex="Segoe UI Emoji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Normal" style:list-style-name="LFO14" style:family="paragraph"/>
    <style:style style:name="P194" style:parent-style-name="Normal" style:list-style-name="LFO14" style:family="paragraph"/>
    <style:style style:name="T195" style:parent-style-name="DefaultParagraphFont" style:family="text">
      <style:text-properties style:font-name="Segoe UI Emoji" style:font-name-complex="Segoe UI Emoji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P197" style:parent-style-name="Normal" style:list-style-name="LFO15" style:family="paragraph"/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style:font-name="Segoe UI Emoji" style:font-name-complex="Segoe UI Emoji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P201" style:parent-style-name="Normal" style:list-style-name="LFO16" style:family="paragraph"/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Normal" style:list-style-name="LFO16" style:family="paragraph"/>
    <style:style style:name="T204" style:parent-style-name="DefaultParagraphFont" style:family="text">
      <style:text-properties fo:font-weight="bold" style:font-weight-asian="bold" style:font-weight-complex="bold"/>
    </style:style>
    <style:style style:name="P205" style:parent-style-name="Normal" style:list-style-name="LFO16" style:family="paragraph"/>
    <style:style style:name="T206" style:parent-style-name="DefaultParagraphFont" style:family="text">
      <style:text-properties fo:font-weight="bold" style:font-weight-asian="bold" style:font-weight-complex="bold"/>
    </style:style>
    <style:style style:name="T207" style:parent-style-name="DefaultParagraphFont" style:family="text">
      <style:text-properties style:font-name="Segoe UI Emoji" style:font-name-complex="Segoe UI Emoji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P212" style:parent-style-name="Normal" style:list-style-name="LFO17" style:family="paragraph"/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Normal" style:list-style-name="LFO17" style:family="paragraph"/>
    <style:style style:name="T215" style:parent-style-name="DefaultParagraphFont" style:family="text">
      <style:text-properties fo:font-weight="bold" style:font-weight-asian="bold" style:font-weight-complex="bold"/>
    </style:style>
    <style:style style:name="P216" style:parent-style-name="Normal" style:list-style-name="LFO17" style:family="paragraph"/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P219" style:parent-style-name="Normal" style:list-style-name="LFO17" style:family="paragraph"/>
    <style:style style:name="T220" style:parent-style-name="DefaultParagraphFont" style:family="text">
      <style:text-properties fo:font-weight="bold" style:font-weight-asian="bold" style:font-weight-complex="bold"/>
    </style:style>
    <style:style style:name="T221" style:parent-style-name="DefaultParagraphFont" style:family="text">
      <style:text-properties style:font-name="Segoe UI Emoji" style:font-name-complex="Segoe UI Emoji"/>
    </style:style>
    <style:style style:name="T222" style:parent-style-name="DefaultParagraphFont" style:family="text">
      <style:text-properties fo:font-weight="bold" style:font-weight-asian="bold" style:font-weight-complex="bold"/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T22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P231" style:parent-style-name="Normal" style:list-style-name="LFO18" style:family="paragraph"/>
    <style:style style:name="T232" style:parent-style-name="DefaultParagraphFont" style:family="text">
      <style:text-properties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P234" style:parent-style-name="Normal" style:list-style-name="LFO18" style:family="paragraph"/>
    <style:style style:name="T235" style:parent-style-name="DefaultParagraphFont" style:family="text">
      <style:text-properties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T23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P239" style:parent-style-name="Normal" style:list-style-name="LFO19" style:family="paragraph"/>
    <style:style style:name="T240" style:parent-style-name="DefaultParagraphFont" style:family="text">
      <style:text-properties fo:font-weight="bold" style:font-weight-asian="bold" style:font-weight-complex="bold"/>
    </style:style>
    <style:style style:name="P241" style:parent-style-name="Normal" style:list-style-name="LFO19" style:family="paragraph"/>
    <style:style style:name="T242" style:parent-style-name="DefaultParagraphFont" style:family="text">
      <style:text-properties fo:font-weight="bold" style:font-weight-asian="bold" style:font-weight-complex="bold"/>
    </style:style>
    <style:style style:name="T24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P245" style:parent-style-name="Normal" style:list-style-name="LFO20" style:family="paragraph"/>
    <style:style style:name="T246" style:parent-style-name="DefaultParagraphFont" style:family="text">
      <style:text-properties fo:font-weight="bold" style:font-weight-asian="bold" style:font-weight-complex="bold"/>
    </style:style>
    <style:style style:name="P247" style:parent-style-name="Normal" style:list-style-name="LFO20" style:family="paragraph"/>
    <style:style style:name="T248" style:parent-style-name="DefaultParagraphFont" style:family="text">
      <style:text-properties fo:font-weight="bold" style:font-weight-asian="bold" style:font-weight-complex="bold"/>
    </style:style>
    <style:style style:name="P249" style:parent-style-name="Normal" style:list-style-name="LFO20" style:family="paragraph"/>
    <style:style style:name="T250" style:parent-style-name="DefaultParagraphFont" style:family="text">
      <style:text-properties fo:font-weight="bold" style:font-weight-asian="bold" style:font-weight-complex="bold"/>
    </style:style>
    <style:style style:name="T2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P253" style:parent-style-name="Normal" style:list-style-name="LFO21" style:family="paragraph"/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list-style-name="LFO21" style:family="paragraph"/>
    <style:style style:name="T256" style:parent-style-name="DefaultParagraphFont" style:family="text">
      <style:text-properties fo:font-weight="bold" style:font-weight-asian="bold" style:font-weight-complex="bold"/>
    </style:style>
    <style:style style:name="P257" style:parent-style-name="Normal" style:list-style-name="LFO21" style:family="paragraph"/>
    <style:style style:name="T258" style:parent-style-name="DefaultParagraphFont" style:family="text">
      <style:text-properties fo:font-weight="bold" style:font-weight-asian="bold" style:font-weight-complex="bold"/>
    </style:style>
    <style:style style:name="T2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P261" style:parent-style-name="Normal" style:list-style-name="LFO22" style:family="paragraph"/>
    <style:style style:name="T262" style:parent-style-name="DefaultParagraphFont" style:family="text">
      <style:text-properties fo:font-weight="bold" style:font-weight-asian="bold" style:font-weight-complex="bold"/>
    </style:style>
    <style:style style:name="P263" style:parent-style-name="Normal" style:list-style-name="LFO22" style:family="paragraph"/>
    <style:style style:name="T264" style:parent-style-name="DefaultParagraphFont" style:family="text">
      <style:text-properties fo:font-weight="bold" style:font-weight-asian="bold" style:font-weight-complex="bold"/>
    </style:style>
    <style:style style:name="P265" style:parent-style-name="Normal" style:list-style-name="LFO22" style:family="paragraph"/>
    <style:style style:name="T266" style:parent-style-name="DefaultParagraphFont" style:family="text">
      <style:text-properties fo:font-weight="bold" style:font-weight-asian="bold" style:font-weight-complex="bold"/>
    </style:style>
    <style:style style:name="T26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P269" style:parent-style-name="Normal" style:list-style-name="LFO23" style:family="paragraph"/>
    <style:style style:name="T270" style:parent-style-name="DefaultParagraphFont" style:family="text">
      <style:text-properties fo:font-weight="bold" style:font-weight-asian="bold" style:font-weight-complex="bold"/>
    </style:style>
    <style:style style:name="P271" style:parent-style-name="Normal" style:list-style-name="LFO23" style:family="paragraph"/>
    <style:style style:name="T272" style:parent-style-name="DefaultParagraphFont" style:family="text">
      <style:text-properties fo:font-weight="bold" style:font-weight-asian="bold" style:font-weight-complex="bold"/>
    </style:style>
    <style:style style:name="T27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74" style:parent-style-name="DefaultParagraphFont" style:family="text">
      <style:text-properties fo:font-weight="bold" style:font-weight-asian="bold" style:font-weight-complex="bold"/>
    </style:style>
    <style:style style:name="T275" style:parent-style-name="DefaultParagraphFont" style:family="text">
      <style:text-properties fo:font-weight="bold" style:font-weight-asian="bold" style:font-weight-complex="bold"/>
    </style:style>
    <style:style style:name="T27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77" style:parent-style-name="DefaultParagraphFont" style:family="text">
      <style:text-properties fo:font-weight="bold" style:font-weight-asian="bold" style:font-weight-complex="bold"/>
    </style:style>
    <style:style style:name="T278" style:parent-style-name="DefaultParagraphFont" style:family="text">
      <style:text-properties style:font-name="Segoe UI Emoji" style:font-name-complex="Segoe UI Emoji"/>
    </style:style>
    <style:style style:name="T279" style:parent-style-name="DefaultParagraphFont" style:family="text">
      <style:text-properties fo:font-weight="bold" style:font-weight-asian="bold" style:font-weight-complex="bold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T281" style:parent-style-name="DefaultParagraphFont" style:family="text">
      <style:text-properties style:font-name="Segoe UI Emoji" style:font-name-complex="Segoe UI Emoji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style:font-name="Segoe UI Emoji" style:font-name-complex="Segoe UI Emoji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T287" style:parent-style-name="DefaultParagraphFont" style:family="text">
      <style:text-properties fo:font-weight="bold" style:font-weight-asian="bold" style:font-weight-complex="bold"/>
    </style:style>
    <style:style style:name="T288" style:parent-style-name="DefaultParagraphFont" style:family="text">
      <style:text-properties style:font-name="Segoe UI Emoji" style:font-name-complex="Segoe UI Emoji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291" style:parent-style-name="DefaultParagraphFont" style:family="text">
      <style:text-properties style:font-name="Segoe UI Emoji" style:font-name-complex="Segoe UI Emoji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fo:font-weight="bold" style:font-weight-asian="bold" style:font-weight-complex="bold"/>
    </style:style>
    <style:style style:name="T295" style:parent-style-name="DefaultParagraphFont" style:family="text">
      <style:text-properties style:font-name="Segoe UI Emoji" style:font-name-complex="Segoe UI Emoji"/>
    </style:style>
    <style:style style:name="T29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P302" style:parent-style-name="Normal" style:list-style-name="LFO24" style:family="paragraph"/>
    <style:style style:name="P303" style:parent-style-name="Normal" style:list-style-name="LFO24" style:family="paragraph"/>
    <style:style style:name="P304" style:parent-style-name="Normal" style:list-style-name="LFO24" style:family="paragraph"/>
    <style:style style:name="T305" style:parent-style-name="DefaultParagraphFont" style:family="text">
      <style:text-properties fo:font-weight="bold" style:font-weight-asian="bold" style:font-weight-complex="bold"/>
    </style:style>
    <style:style style:name="T306" style:parent-style-name="DefaultParagraphFont" style:family="text">
      <style:text-properties fo:font-weight="bold" style:font-weight-asian="bold" style:font-weight-complex="bold"/>
    </style:style>
    <style:style style:name="T30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08" style:parent-style-name="DefaultParagraphFont" style:family="text">
      <style:text-properties fo:font-weight="bold" style:font-weight-asian="bold" style:font-weight-complex="bold"/>
    </style:style>
    <style:style style:name="P309" style:parent-style-name="Normal" style:list-style-name="LFO25" style:family="paragraph"/>
    <style:style style:name="T310" style:parent-style-name="DefaultParagraphFont" style:family="text">
      <style:text-properties fo:font-weight="bold" style:font-weight-asian="bold" style:font-weight-complex="bold"/>
    </style:style>
    <style:style style:name="P311" style:parent-style-name="Normal" style:list-style-name="LFO25" style:family="paragraph"/>
    <style:style style:name="T312" style:parent-style-name="DefaultParagraphFont" style:family="text">
      <style:text-properties fo:font-weight="bold" style:font-weight-asian="bold" style:font-weight-complex="bold"/>
    </style:style>
    <style:style style:name="P313" style:parent-style-name="Normal" style:list-style-name="LFO25" style:family="paragraph"/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T316" style:parent-style-name="DefaultParagraphFont" style:family="text">
      <style:text-properties fo:font-weight="bold" style:font-weight-asian="bold" style:font-weight-complex="bold"/>
    </style:style>
    <style:style style:name="T31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P319" style:parent-style-name="Normal" style:list-style-name="LFO26" style:family="paragraph"/>
    <style:style style:name="T320" style:parent-style-name="DefaultParagraphFont" style:family="text">
      <style:text-properties fo:font-weight="bold" style:font-weight-asian="bold" style:font-weight-complex="bold"/>
    </style:style>
    <style:style style:name="P321" style:parent-style-name="Normal" style:list-style-name="LFO26" style:family="paragraph"/>
    <style:style style:name="P322" style:parent-style-name="Normal" style:list-style-name="LFO26" style:family="paragraph"/>
    <style:style style:name="T323" style:parent-style-name="DefaultParagraphFont" style:family="text">
      <style:text-properties fo:font-weight="bold" style:font-weight-asian="bold" style:font-weight-complex="bold"/>
    </style:style>
    <style:style style:name="T324" style:parent-style-name="DefaultParagraphFont" style:family="text">
      <style:text-properties fo:font-weight="bold" style:font-weight-asian="bold" style:font-weight-complex="bold"/>
    </style:style>
    <style:style style:name="T32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Normal" style:list-style-name="LFO27" style:family="paragraph"/>
    <style:style style:name="T328" style:parent-style-name="DefaultParagraphFont" style:family="text">
      <style:text-properties fo:font-weight="bold" style:font-weight-asian="bold" style:font-weight-complex="bold"/>
    </style:style>
    <style:style style:name="P329" style:parent-style-name="Normal" style:list-style-name="LFO27" style:family="paragraph"/>
    <style:style style:name="T330" style:parent-style-name="DefaultParagraphFont" style:family="text">
      <style:text-properties fo:font-weight="bold" style:font-weight-asian="bold" style:font-weight-complex="bold"/>
    </style:style>
    <style:style style:name="P331" style:parent-style-name="Normal" style:list-style-name="LFO27" style:family="paragraph"/>
    <style:style style:name="T332" style:parent-style-name="DefaultParagraphFont" style:family="text">
      <style:text-properties fo:font-weight="bold" style:font-weight-asian="bold" style:font-weight-complex="bold"/>
    </style:style>
    <style:style style:name="P333" style:parent-style-name="Normal" style:list-style-name="LFO27" style:family="paragraph"/>
    <style:style style:name="T334" style:parent-style-name="DefaultParagraphFont" style:family="text">
      <style:text-properties fo:font-weight="bold" style:font-weight-asian="bold" style:font-weight-complex="bold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T336" style:parent-style-name="DefaultParagraphFont" style:family="text">
      <style:text-properties fo:font-weight="bold" style:font-weight-asian="bold" style:font-weight-complex="bold"/>
    </style:style>
    <style:style style:name="T33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38" style:parent-style-name="DefaultParagraphFont" style:family="text">
      <style:text-properties fo:font-weight="bold" style:font-weight-asian="bold" style:font-weight-complex="bold"/>
    </style:style>
    <style:style style:name="P339" style:parent-style-name="Normal" style:list-style-name="LFO28" style:family="paragraph"/>
    <style:style style:name="P340" style:parent-style-name="Normal" style:list-style-name="LFO28" style:family="paragraph"/>
    <style:style style:name="T341" style:parent-style-name="DefaultParagraphFont" style:family="text">
      <style:text-properties fo:font-weight="bold" style:font-weight-asian="bold" style:font-weight-complex="bold"/>
    </style:style>
    <style:style style:name="P342" style:parent-style-name="Normal" style:list-style-name="LFO28" style:family="paragraph"/>
    <style:style style:name="T343" style:parent-style-name="DefaultParagraphFont" style:family="text">
      <style:text-properties fo:font-weight="bold" style:font-weight-asian="bold" style:font-weight-complex="bold"/>
    </style:style>
    <style:style style:name="T344" style:parent-style-name="DefaultParagraphFont" style:family="text">
      <style:text-properties style:font-name="Segoe UI Symbol" style:font-name-complex="Segoe UI Symbol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style:font-name="Segoe UI Symbol" style:font-name-complex="Segoe UI Symbol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T351" style:parent-style-name="DefaultParagraphFont" style:family="text">
      <style:text-properties style:font-name="Segoe UI Symbol" style:font-name-complex="Segoe UI Symbol"/>
    </style:style>
    <style:style style:name="T352" style:parent-style-name="DefaultParagraphFont" style:family="text">
      <style:text-properties fo:font-weight="bold" style:font-weight-asian="bold" style:font-weight-complex="bold"/>
    </style:style>
    <style:style style:name="T353" style:parent-style-name="DefaultParagraphFont" style:family="text">
      <style:text-properties fo:font-weight="bold" style:font-weight-asian="bold" style:font-weight-complex="bold"/>
    </style:style>
    <style:style style:name="T354" style:parent-style-name="DefaultParagraphFont" style:family="text">
      <style:text-properties fo:font-weight="bold" style:font-weight-asian="bold" style:font-weight-complex="bold"/>
    </style:style>
    <style:style style:name="T355" style:parent-style-name="DefaultParagraphFont" style:family="text">
      <style:text-properties style:font-name="Segoe UI Symbol" style:font-name-complex="Segoe UI Symbol"/>
    </style:style>
    <style:style style:name="T356" style:parent-style-name="DefaultParagraphFont" style:family="text">
      <style:text-properties fo:font-weight="bold" style:font-weight-asian="bold" style:font-weight-complex="bold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359" style:parent-style-name="DefaultParagraphFont" style:family="text">
      <style:text-properties style:font-name="Segoe UI Symbol" style:font-name-complex="Segoe UI Symbol"/>
    </style:style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T362" style:parent-style-name="DefaultParagraphFont" style:family="text">
      <style:text-properties style:font-name="Segoe UI Symbol" style:font-name-complex="Segoe UI Symbol"/>
    </style:style>
    <style:style style:name="T363" style:parent-style-name="DefaultParagraphFont" style:family="text">
      <style:text-properties fo:font-weight="bold" style:font-weight-asian="bold" style:font-weight-complex="bold"/>
    </style:style>
    <style:style style:name="T364" style:parent-style-name="DefaultParagraphFont" style:family="text">
      <style:text-properties fo:font-weight="bold" style:font-weight-asian="bold" style:font-weight-complex="bold"/>
    </style:style>
    <style:style style:name="T365" style:parent-style-name="DefaultParagraphFont" style:family="text">
      <style:text-properties style:font-name="Segoe UI Symbol" style:font-name-complex="Segoe UI Symbol"/>
    </style:style>
    <style:style style:name="T366" style:parent-style-name="DefaultParagraphFont" style:family="text">
      <style:text-properties fo:font-weight="bold" style:font-weight-asian="bold" style:font-weight-complex="bold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369" style:parent-style-name="DefaultParagraphFont" style:family="text">
      <style:text-properties fo:font-weight="bold" style:font-weight-asian="bold" style:font-weight-complex="bold"/>
    </style:style>
    <style:style style:name="T370" style:parent-style-name="DefaultParagraphFont" style:family="text">
      <style:text-properties fo:font-weight="bold" style:font-weight-asian="bold" style:font-weight-complex="bold"/>
    </style:style>
    <style:style style:name="T371" style:parent-style-name="DefaultParagraphFont" style:family="text">
      <style:text-properties style:font-name="Segoe UI Emoji" style:font-name-complex="Segoe UI Emoji"/>
    </style:style>
    <style:style style:name="T37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3" style:parent-style-name="DefaultParagraphFont" style:family="text">
      <style:text-properties fo:font-weight="bold" style:font-weight-asian="bold" style:font-weight-complex="bold"/>
    </style:style>
    <style:style style:name="T37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75" style:parent-style-name="DefaultParagraphFont" style:family="text">
      <style:text-properties fo:font-weight="bold" style:font-weight-asian="bold" style:font-weight-complex="bold"/>
    </style:style>
    <style:style style:name="T376" style:parent-style-name="DefaultParagraphFont" style:family="text">
      <style:text-properties style:font-name="Segoe UI Emoji" style:font-name-complex="Segoe UI Emoji"/>
    </style:style>
    <style:style style:name="T377" style:parent-style-name="DefaultParagraphFont" style:family="text">
      <style:text-properties fo:font-weight="bold" style:font-weight-asian="bold" style:font-weight-complex="bold"/>
    </style:style>
    <style:style style:name="T378" style:parent-style-name="DefaultParagraphFont" style:family="text">
      <style:text-properties fo:font-weight="bold" style:font-weight-asian="bold" style:font-weight-complex="bold"/>
    </style:style>
    <style:style style:name="T379" style:parent-style-name="DefaultParagraphFont" style:family="text">
      <style:text-properties style:font-name="Segoe UI Emoji" style:font-name-complex="Segoe UI Emoji"/>
    </style:style>
    <style:style style:name="T380" style:parent-style-name="DefaultParagraphFont" style:family="text">
      <style:text-properties fo:font-weight="bold" style:font-weight-asian="bold" style:font-weight-complex="bold"/>
    </style:style>
    <style:style style:name="T381" style:parent-style-name="DefaultParagraphFont" style:family="text">
      <style:text-properties fo:font-weight="bold" style:font-weight-asian="bold" style:font-weight-complex="bold"/>
    </style:style>
    <style:style style:name="T382" style:parent-style-name="DefaultParagraphFont" style:family="text">
      <style:text-properties style:font-name="Segoe UI Emoji" style:font-name-complex="Segoe UI Emoji"/>
    </style:style>
    <style:style style:name="T383" style:parent-style-name="DefaultParagraphFont" style:family="text">
      <style:text-properties fo:font-weight="bold" style:font-weight-asian="bold" style:font-weight-complex="bold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T385" style:parent-style-name="DefaultParagraphFont" style:family="text">
      <style:text-properties style:font-name="Segoe UI Emoji" style:font-name-complex="Segoe UI Emoji"/>
    </style:style>
    <style:style style:name="T386" style:parent-style-name="DefaultParagraphFont" style:family="text">
      <style:text-properties fo:font-weight="bold" style:font-weight-asian="bold" style:font-weight-complex="bold"/>
    </style:style>
    <style:style style:name="T387" style:parent-style-name="DefaultParagraphFont" style:family="text">
      <style:text-properties fo:font-weight="bold" style:font-weight-asian="bold" style:font-weight-complex="bold"/>
    </style:style>
    <style:style style:name="T388" style:parent-style-name="DefaultParagraphFont" style:family="text">
      <style:text-properties style:font-name="Segoe UI Emoji" style:font-name-complex="Segoe UI Emoji"/>
    </style:style>
    <style:style style:name="T389" style:parent-style-name="DefaultParagraphFont" style:family="text">
      <style:text-properties fo:font-weight="bold" style:font-weight-asian="bold" style:font-weight-complex="bold"/>
    </style:style>
    <style:style style:name="T390" style:parent-style-name="DefaultParagraphFont" style:family="text">
      <style:text-properties fo:font-weight="bold" style:font-weight-asian="bold" style:font-weight-complex="bold"/>
    </style:style>
    <style:style style:name="T391" style:parent-style-name="DefaultParagraphFont" style:family="text">
      <style:text-properties style:font-name="Segoe UI Emoji" style:font-name-complex="Segoe UI Emoji"/>
    </style:style>
    <style:style style:name="T392" style:parent-style-name="DefaultParagraphFont" style:family="text">
      <style:text-properties fo:font-weight="bold" style:font-weight-asian="bold" style:font-weight-complex="bold"/>
    </style:style>
    <style:style style:name="T393" style:parent-style-name="DefaultParagraphFont" style:family="text">
      <style:text-properties fo:font-weight="bold" style:font-weight-asian="bold" style:font-weight-complex="bold"/>
    </style:style>
    <style:style style:name="T3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95" style:parent-style-name="DefaultParagraphFont" style:family="text">
      <style:text-properties fo:font-weight="bold" style:font-weight-asian="bold" style:font-weight-complex="bold"/>
    </style:style>
    <style:style style:name="T396" style:parent-style-name="DefaultParagraphFont" style:family="text">
      <style:text-properties style:font-name="Segoe UI Emoji" style:font-name-complex="Segoe UI Emoji"/>
    </style:style>
    <style:style style:name="T397" style:parent-style-name="DefaultParagraphFont" style:family="text">
      <style:text-properties fo:font-weight="bold" style:font-weight-asian="bold" style:font-weight-complex="bold"/>
    </style:style>
    <style:style style:name="T398" style:parent-style-name="DefaultParagraphFont" style:family="text">
      <style:text-properties fo:font-weight="bold" style:font-weight-asian="bold" style:font-weight-complex="bold"/>
    </style:style>
    <style:style style:name="T399" style:parent-style-name="DefaultParagraphFont" style:family="text">
      <style:text-properties style:font-name="Segoe UI Emoji" style:font-name-complex="Segoe UI Emoji"/>
    </style:style>
    <style:style style:name="T400" style:parent-style-name="DefaultParagraphFont" style:family="text">
      <style:text-properties fo:font-weight="bold" style:font-weight-asian="bold" style:font-weight-complex="bold"/>
    </style:style>
    <style:style style:name="T401" style:parent-style-name="DefaultParagraphFont" style:family="text">
      <style:text-properties fo:font-weight="bold" style:font-weight-asian="bold" style:font-weight-complex="bold"/>
    </style:style>
    <style:style style:name="T402" style:parent-style-name="DefaultParagraphFont" style:family="text">
      <style:text-properties style:font-name="Segoe UI Emoji" style:font-name-complex="Segoe UI Emoji"/>
    </style:style>
    <style:style style:name="T403" style:parent-style-name="DefaultParagraphFont" style:family="text">
      <style:text-properties fo:font-weight="bold" style:font-weight-asian="bold" style:font-weight-complex="bold"/>
    </style:style>
    <style:style style:name="T404" style:parent-style-name="DefaultParagraphFont" style:family="text">
      <style:text-properties fo:font-weight="bold" style:font-weight-asian="bold" style:font-weight-complex="bold"/>
    </style:style>
    <style:style style:name="T405" style:parent-style-name="DefaultParagraphFont" style:family="text">
      <style:text-properties style:font-name="Segoe UI Emoji" style:font-name-complex="Segoe UI Emoji"/>
    </style:style>
    <style:style style:name="T406" style:parent-style-name="DefaultParagraphFont" style:family="text">
      <style:text-properties fo:font-weight="bold" style:font-weight-asian="bold" style:font-weight-complex="bold"/>
    </style:style>
    <style:style style:name="T407" style:parent-style-name="DefaultParagraphFont" style:family="text">
      <style:text-properties fo:font-weight="bold" style:font-weight-asian="bold" style:font-weight-complex="bold"/>
    </style:style>
    <style:style style:name="T408" style:parent-style-name="DefaultParagraphFont" style:family="text">
      <style:text-properties style:font-name="Segoe UI Emoji" style:font-name-complex="Segoe UI Emoji"/>
    </style:style>
    <style:style style:name="T409" style:parent-style-name="DefaultParagraphFont" style:family="text">
      <style:text-properties fo:font-weight="bold" style:font-weight-asian="bold" style:font-weight-complex="bold"/>
    </style:style>
    <style:style style:name="T410" style:parent-style-name="DefaultParagraphFont" style:family="text">
      <style:text-properties fo:font-weight="bold" style:font-weight-asian="bold" style:font-weight-complex="bold"/>
    </style:style>
    <style:style style:name="T411" style:parent-style-name="DefaultParagraphFont" style:family="text">
      <style:text-properties fo:font-weight="bold" style:font-weight-asian="bold" style:font-weight-complex="bold"/>
    </style:style>
    <style:style style:name="T412" style:parent-style-name="DefaultParagraphFont" style:family="text">
      <style:text-properties style:font-name="Segoe UI Emoji" style:font-name-complex="Segoe UI Emoji"/>
    </style:style>
    <style:style style:name="T413" style:parent-style-name="DefaultParagraphFont" style:family="text">
      <style:text-properties fo:font-weight="bold" style:font-weight-asian="bold" style:font-weight-complex="bold"/>
    </style:style>
    <style:style style:name="T414" style:parent-style-name="DefaultParagraphFont" style:family="text">
      <style:text-properties fo:font-weight="bold" style:font-weight-asian="bold" style:font-weight-complex="bold"/>
    </style:style>
    <style:style style:name="T415" style:parent-style-name="DefaultParagraphFont" style:family="text">
      <style:text-properties style:font-name="Segoe UI Emoji" style:font-name-complex="Segoe UI Emoji"/>
    </style:style>
    <style:style style:name="T416" style:parent-style-name="DefaultParagraphFont" style:family="text">
      <style:text-properties fo:font-weight="bold" style:font-weight-asian="bold" style:font-weight-complex="bold"/>
    </style:style>
    <style:style style:name="T417" style:parent-style-name="DefaultParagraphFont" style:family="text">
      <style:text-properties fo:font-weight="bold" style:font-weight-asian="bold" style:font-weight-complex="bold"/>
    </style:style>
    <style:style style:name="T41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19" style:parent-style-name="DefaultParagraphFont" style:family="text">
      <style:text-properties fo:font-weight="bold" style:font-weight-asian="bold" style:font-weight-complex="bold"/>
    </style:style>
    <style:style style:name="T420" style:parent-style-name="DefaultParagraphFont" style:family="text">
      <style:text-properties style:font-name="Segoe UI Emoji" style:font-name-complex="Segoe UI Emoji"/>
    </style:style>
    <style:style style:name="T421" style:parent-style-name="DefaultParagraphFont" style:family="text">
      <style:text-properties fo:font-weight="bold" style:font-weight-asian="bold" style:font-weight-complex="bold"/>
    </style:style>
    <style:style style:name="T422" style:parent-style-name="DefaultParagraphFont" style:family="text">
      <style:text-properties fo:font-weight="bold" style:font-weight-asian="bold" style:font-weight-complex="bold"/>
    </style:style>
    <style:style style:name="T423" style:parent-style-name="DefaultParagraphFont" style:family="text">
      <style:text-properties style:font-name="Segoe UI Emoji" style:font-name-complex="Segoe UI Emoji"/>
    </style:style>
    <style:style style:name="T424" style:parent-style-name="DefaultParagraphFont" style:family="text">
      <style:text-properties fo:font-weight="bold" style:font-weight-asian="bold" style:font-weight-complex="bold"/>
    </style:style>
    <style:style style:name="T425" style:parent-style-name="DefaultParagraphFont" style:family="text">
      <style:text-properties fo:font-weight="bold" style:font-weight-asian="bold" style:font-weight-complex="bold"/>
    </style:style>
    <style:style style:name="T426" style:parent-style-name="DefaultParagraphFont" style:family="text">
      <style:text-properties style:font-name="Segoe UI Emoji" style:font-name-complex="Segoe UI Emoji"/>
    </style:style>
    <style:style style:name="T427" style:parent-style-name="DefaultParagraphFont" style:family="text">
      <style:text-properties fo:font-weight="bold" style:font-weight-asian="bold" style:font-weight-complex="bold"/>
    </style:style>
    <style:style style:name="T428" style:parent-style-name="DefaultParagraphFont" style:family="text">
      <style:text-properties fo:font-weight="bold" style:font-weight-asian="bold" style:font-weight-complex="bold"/>
    </style:style>
    <style:style style:name="T429" style:parent-style-name="DefaultParagraphFont" style:family="text">
      <style:text-properties style:font-name="Segoe UI Emoji" style:font-name-complex="Segoe UI Emoji"/>
    </style:style>
    <style:style style:name="T430" style:parent-style-name="DefaultParagraphFont" style:family="text">
      <style:text-properties fo:font-weight="bold" style:font-weight-asian="bold" style:font-weight-complex="bold"/>
    </style:style>
    <style:style style:name="T431" style:parent-style-name="DefaultParagraphFont" style:family="text">
      <style:text-properties fo:font-weight="bold" style:font-weight-asian="bold" style:font-weight-complex="bold"/>
    </style:style>
    <style:style style:name="T432" style:parent-style-name="DefaultParagraphFont" style:family="text">
      <style:text-properties style:font-name="Segoe UI Emoji" style:font-name-complex="Segoe UI Emoji"/>
    </style:style>
    <style:style style:name="T433" style:parent-style-name="DefaultParagraphFont" style:family="text">
      <style:text-properties fo:font-weight="bold" style:font-weight-asian="bold" style:font-weight-complex="bold"/>
    </style:style>
    <style:style style:name="T434" style:parent-style-name="DefaultParagraphFont" style:family="text">
      <style:text-properties fo:font-weight="bold" style:font-weight-asian="bold" style:font-weight-complex="bold"/>
    </style:style>
    <style:style style:name="T435" style:parent-style-name="DefaultParagraphFont" style:family="text">
      <style:text-properties style:font-name="Segoe UI Emoji" style:font-name-complex="Segoe UI Emoji"/>
    </style:style>
    <style:style style:name="T436" style:parent-style-name="DefaultParagraphFont" style:family="text">
      <style:text-properties fo:font-weight="bold" style:font-weight-asian="bold" style:font-weight-complex="bold"/>
    </style:style>
    <style:style style:name="T437" style:parent-style-name="DefaultParagraphFont" style:family="text">
      <style:text-properties fo:font-weight="bold" style:font-weight-asian="bold" style:font-weight-complex="bold"/>
    </style:style>
    <style:style style:name="T43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39" style:parent-style-name="DefaultParagraphFont" style:family="text">
      <style:text-properties fo:font-weight="bold" style:font-weight-asian="bold" style:font-weight-complex="bold"/>
    </style:style>
    <style:style style:name="T440" style:parent-style-name="DefaultParagraphFont" style:family="text">
      <style:text-properties style:font-name="Segoe UI Emoji" style:font-name-complex="Segoe UI Emoji"/>
    </style:style>
    <style:style style:name="T441" style:parent-style-name="DefaultParagraphFont" style:family="text">
      <style:text-properties fo:font-weight="bold" style:font-weight-asian="bold" style:font-weight-complex="bold"/>
    </style:style>
    <style:style style:name="T442" style:parent-style-name="DefaultParagraphFont" style:family="text">
      <style:text-properties fo:font-weight="bold" style:font-weight-asian="bold" style:font-weight-complex="bold"/>
    </style:style>
    <style:style style:name="T443" style:parent-style-name="DefaultParagraphFont" style:family="text">
      <style:text-properties style:font-name="Segoe UI Emoji" style:font-name-complex="Segoe UI Emoji"/>
    </style:style>
    <style:style style:name="T444" style:parent-style-name="DefaultParagraphFont" style:family="text">
      <style:text-properties fo:font-weight="bold" style:font-weight-asian="bold" style:font-weight-complex="bold"/>
    </style:style>
    <style:style style:name="T445" style:parent-style-name="DefaultParagraphFont" style:family="text">
      <style:text-properties fo:font-weight="bold" style:font-weight-asian="bold" style:font-weight-complex="bold"/>
    </style:style>
    <style:style style:name="T446" style:parent-style-name="DefaultParagraphFont" style:family="text">
      <style:text-properties style:font-name="Segoe UI Emoji" style:font-name-complex="Segoe UI Emoji"/>
    </style:style>
    <style:style style:name="T447" style:parent-style-name="DefaultParagraphFont" style:family="text">
      <style:text-properties fo:font-weight="bold" style:font-weight-asian="bold" style:font-weight-complex="bold"/>
    </style:style>
    <style:style style:name="T448" style:parent-style-name="DefaultParagraphFont" style:family="text">
      <style:text-properties fo:font-weight="bold" style:font-weight-asian="bold" style:font-weight-complex="bold"/>
    </style:style>
    <style:style style:name="T44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50" style:parent-style-name="DefaultParagraphFont" style:family="text">
      <style:text-properties fo:font-weight="bold" style:font-weight-asian="bold" style:font-weight-complex="bold"/>
    </style:style>
    <style:style style:name="T451" style:parent-style-name="DefaultParagraphFont" style:family="text">
      <style:text-properties style:font-name="Segoe UI Emoji" style:font-name-complex="Segoe UI Emoji"/>
    </style:style>
    <style:style style:name="T452" style:parent-style-name="DefaultParagraphFont" style:family="text">
      <style:text-properties fo:font-weight="bold" style:font-weight-asian="bold" style:font-weight-complex="bold"/>
    </style:style>
    <style:style style:name="T453" style:parent-style-name="DefaultParagraphFont" style:family="text">
      <style:text-properties fo:font-weight="bold" style:font-weight-asian="bold" style:font-weight-complex="bold"/>
    </style:style>
    <style:style style:name="T454" style:parent-style-name="DefaultParagraphFont" style:family="text">
      <style:text-properties style:font-name="Segoe UI Emoji" style:font-name-complex="Segoe UI Emoji"/>
    </style:style>
    <style:style style:name="T455" style:parent-style-name="DefaultParagraphFont" style:family="text">
      <style:text-properties fo:font-weight="bold" style:font-weight-asian="bold" style:font-weight-complex="bold"/>
    </style:style>
    <style:style style:name="T456" style:parent-style-name="DefaultParagraphFont" style:family="text">
      <style:text-properties fo:font-weight="bold" style:font-weight-asian="bold" style:font-weight-complex="bold"/>
    </style:style>
    <style:style style:name="T457" style:parent-style-name="DefaultParagraphFont" style:family="text">
      <style:text-properties style:font-name="Segoe UI Emoji" style:font-name-complex="Segoe UI Emoji"/>
    </style:style>
    <style:style style:name="T458" style:parent-style-name="DefaultParagraphFont" style:family="text">
      <style:text-properties fo:font-weight="bold" style:font-weight-asian="bold" style:font-weight-complex="bold"/>
    </style:style>
    <style:style style:name="T459" style:parent-style-name="DefaultParagraphFont" style:family="text">
      <style:text-properties fo:font-weight="bold" style:font-weight-asian="bold" style:font-weight-complex="bold"/>
    </style:style>
    <style:style style:name="T460" style:parent-style-name="DefaultParagraphFont" style:family="text">
      <style:text-properties fo:font-weight="bold" style:font-weight-asian="bold" style:font-weight-complex="bold"/>
    </style:style>
    <style:style style:name="T461" style:parent-style-name="DefaultParagraphFont" style:family="text">
      <style:text-properties style:font-name="Segoe UI Emoji" style:font-name-complex="Segoe UI Emoji"/>
    </style:style>
    <style:style style:name="T462" style:parent-style-name="DefaultParagraphFont" style:family="text">
      <style:text-properties fo:font-weight="bold" style:font-weight-asian="bold" style:font-weight-complex="bold"/>
    </style:style>
    <style:style style:name="T463" style:parent-style-name="DefaultParagraphFont" style:family="text">
      <style:text-properties fo:font-weight="bold" style:font-weight-asian="bold" style:font-weight-complex="bold"/>
    </style:style>
    <style:style style:name="T46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5" style:parent-style-name="DefaultParagraphFont" style:family="text">
      <style:text-properties fo:font-weight="bold" style:font-weight-asian="bold" style:font-weight-complex="bold"/>
    </style:style>
    <style:style style:name="T466" style:parent-style-name="DefaultParagraphFont" style:family="text">
      <style:text-properties style:font-name="Segoe UI Emoji" style:font-name-complex="Segoe UI Emoji"/>
    </style:style>
    <style:style style:name="T467" style:parent-style-name="DefaultParagraphFont" style:family="text">
      <style:text-properties fo:font-weight="bold" style:font-weight-asian="bold" style:font-weight-complex="bold"/>
    </style:style>
    <style:style style:name="T468" style:parent-style-name="DefaultParagraphFont" style:family="text">
      <style:text-properties style:font-name="Segoe UI Emoji" style:font-name-complex="Segoe UI Emoji"/>
    </style:style>
    <style:style style:name="T469" style:parent-style-name="DefaultParagraphFont" style:family="text">
      <style:text-properties fo:font-weight="bold" style:font-weight-asian="bold" style:font-weight-complex="bold"/>
    </style:style>
    <style:style style:name="T470" style:parent-style-name="DefaultParagraphFont" style:family="text">
      <style:text-properties style:font-name="Segoe UI Emoji" style:font-name-complex="Segoe UI Emoji"/>
    </style:style>
    <style:style style:name="T471" style:parent-style-name="DefaultParagraphFont" style:family="text">
      <style:text-properties fo:font-weight="bold" style:font-weight-asian="bold" style:font-weight-complex="bold"/>
    </style:style>
    <style:style style:name="T472" style:parent-style-name="DefaultParagraphFont" style:family="text">
      <style:text-properties fo:font-weight="bold" style:font-weight-asian="bold" style:font-weight-complex="bold"/>
    </style:style>
    <style:style style:name="T473" style:parent-style-name="DefaultParagraphFont" style:family="text">
      <style:text-properties fo:font-weight="bold" style:font-weight-asian="bold" style:font-weight-complex="bold"/>
    </style:style>
    <style:style style:name="T474" style:parent-style-name="DefaultParagraphFont" style:family="text">
      <style:text-properties style:font-name="Segoe UI Emoji" style:font-name-complex="Segoe UI Emoji"/>
    </style:style>
    <style:style style:name="T475" style:parent-style-name="DefaultParagraphFont" style:family="text">
      <style:text-properties fo:font-weight="bold" style:font-weight-asian="bold" style:font-weight-complex="bold"/>
    </style:style>
    <style:style style:name="T476" style:parent-style-name="DefaultParagraphFont" style:family="text">
      <style:text-properties style:font-name="Segoe UI Emoji" style:font-name-complex="Segoe UI Emoji"/>
    </style:style>
    <style:style style:name="T477" style:parent-style-name="DefaultParagraphFont" style:family="text">
      <style:text-properties style:font-name="Segoe UI Emoji" style:font-name-complex="Segoe UI Emoji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Absolutely! Here’s a list of<text:s/><text:span text:style-name="T2">30 drones</text:span><text:s/>from various brands that could be useful for<text:s/><text:span text:style-name="T3">European ports</text:span>, covering<text:s/><text:span text:style-name="T4">surveillance, environmental monitoring, and infrastructure inspections</text:span>:</text:p>
      <text:p text:style-name="Normal"><text:span text:style-name="T5">🔹</text:span><text:span text:style-name="T6"><text:s/>Industrial &amp; Surveillance Drones</text:span></text:p>
      <text:list text:style-name="LFO1" text:continue-numbering="true">
        <text:list-item>
          <text:p text:style-name="P7"><text:span text:style-name="T8">DJI Matrice 300<text:s/></text:span><text:span text:style-name="T9">RTK</text:span><text:s/>– High-endurance, AI-powered inspections.</text:p>
        </text:list-item>
        <text:list-item>
          <text:p text:style-name="P10"><text:span text:style-name="T11">DJI Mavic 3 Enterprise</text:span><text:s/>– Compact, high-resolution imaging.</text:p>
        </text:list-item>
        <text:list-item>
          <text:p text:style-name="P12"><text:span text:style-name="T13">DJI Phantom 4 RTK</text:span><text:s/>– Precision mapping and surveying.</text:p>
        </text:list-item>
        <text:list-item>
          <text:p text:style-name="P14"><text:span text:style-name="T15">Parrot Anafi USA</text:span><text:s/>– Secure, military-grade surveillance.</text:p>
        </text:list-item>
        <text:list-item>
          <text:p text:style-name="P16"><text:span text:style-name="T17">Parrot Bebop-Pro Thermal</text:span><text:s/>– Thermal imaging for inspections.</text:p>
        </text:list-item>
        <text:list-item>
          <text:p text:style-name="P18"><text:span text:style-name="T19">Autel Evo II Dual 640T</text:span><text:s/>– Thermal and optical imaging.</text:p>
        </text:list-item>
        <text:list-item>
          <text:p text:style-name="P20"><text:span text:style-name="T21">Autel Dragonfish</text:span><text:s/>– Fixed-wing drone for long-range monitoring.</text:p>
        </text:list-item>
        <text:list-item>
          <text:p text:style-name="P22"><text:span text:style-name="T23">Yuneec H520E RTK</text:span><text:s/>– GIS mapping and infrastructure analysis.</text:p>
        </text:list-item>
        <text:list-item>
          <text:p text:style-name="P24"><text:span text:style-name="T25">Yuneec Typhoon H Plus</text:span><text:s/>– Hexacopter for stable aerial footage.</text:p>
        </text:list-item>
        <text:list-item>
          <text:p text:style-name="P26"><text:span text:style-name="T27">SenseFly eBee X</text:span><text:s/>– Fixed-wing drone for environmental monitoring.</text:p>
        </text:list-item>
      </text:list>
      <text:p text:style-name="Normal"><text:span text:style-name="T28">🔹</text:span><text:span text:style-name="T29"><text:s/>Environmental &amp; Pollution Monitoring Drones</text:span></text:p>
      <text:list text:style-name="LFO2" text:continue-numbering="true">
        <text:list-item>
          <text:p text:style-name="P30"><text:span text:style-name="T31">DJI Agras T30</text:span><text:s/>– Agricultural drone for air and water pollution tracking.</text:p>
        </text:list-item>
        <text:list-item>
          <text:p text:style-name="P32"><text:span text:style-name="T33">DJI Mavic 2 Enterprise Advanced</text:span><text:s/>– Thermal and zoom capabilities.</text:p>
        </text:list-item>
        <text:list-item>
          <text:p text:style-name="P34"><text:span text:style-name="T35">Parrot Disco-Pro AG</text:span><text:s/>– Fixed-wing drone for environmental mapping.</text:p>
        </text:list-item>
        <text:list-item>
          <text:p text:style-name="P36"><text:span text:style-name="T37">Quantum Systems Trinity F90+</text:span><text:s/>– Long-range environmental monitoring.</text:p>
        </text:list-item>
        <text:list-item>
          <text:p text:style-name="P38"><text:span text:style-name="T39">WingtraOne GEN II</text:span><text:s/>– Fixed-wing drone for large-area mapping.</text:p>
        </text:list-item>
        <text:list-item>
          <text:p text:style-name="P40"><text:span text:style-name="T41">Delair UX11</text:span><text:s/>– High-precision mapping and surveying.</text:p>
        </text:list-item>
        <text:list-item>
          <text:p text:style-name="P42"><text:span text:style-name="T43">Microdrones mdLiDAR1000HR</text:span><text:s/>– LiDAR-equipped for terrain analysis.</text:p>
        </text:list-item>
        <text:list-item>
          <text:p text:style-name="P44"><text:span text:style-name="T45">Flyability Elios 3</text:span><text:s/>– Indoor drone for confined space inspections.</text:p>
        </text:list-item>
        <text:list-item>
          <text:p text:style-name="P46"><text:span text:style-name="T47">Skyfront Perimeter 8</text:span><text:s/>– Long-endurance hybrid drone.</text:p>
        </text:list-item>
        <text:list-item>
          <text:p text:style-name="P48"><text:span text:style-name="T49">Acecore Zoe</text:span><text:s/>– Heavy-lift drone for specialized monitoring.</text:p>
        </text:list-item>
      </text:list>
      <text:p text:style-name="Normal"><text:span text:style-name="T50">🔹</text:span><text:span text:style-name="T51"><text:s/>Port Security &amp; Ship Inspections</text:span></text:p>
      <text:list text:style-name="LFO3" text:continue-numbering="true">
        <text:list-item>
          <text:p text:style-name="P52"><text:span text:style-name="T53">DJI FPV Drone</text:span><text:s/>– High-speed surveillance and tracking.</text:p>
        </text:list-item>
        <text:list-item>
          <text:p text:style-name="P54"><text:span text:style-name="T55">Parrot Anafi Thermal</text:span><text:s/>– Compact drone with thermal imaging.</text:p>
        </text:list-item>
        <text:list-item>
          <text:p text:style-name="P56"><text:span text:style-name="T57">Autel Evo II Pro</text:span><text:s/>– High-resolution imaging for ship inspections.</text:p>
        </text:list-item>
        <text:list-item>
          <text:p text:style-name="P58"><text:span text:style-name="T59">Yuneec H850 RTK</text:span><text:s/>– Industrial-grade inspections.</text:p>
        </text:list-item>
        <text:list-item>
          <text:p text:style-name="P60"><text:span text:style-name="T61">SenseFly eBee<text:s/></text:span><text:span text:style-name="T62">TAC</text:span><text:s/>– Tactical drone for security operations.</text:p>
        </text:list-item>
        <text:list-item>
          <text:p text:style-name="P63"><text:span text:style-name="T64">Sky-Drones SmartAP</text:span><text:s/>– AI-powered autonomous surveillance.</text:p>
        </text:list-item>
        <text:list-item>
          <text:p text:style-name="P65"><text:span text:style-name="T66">Blue Vigil Autonomous Tethered Drone</text:span><text:s/>– Continuous aerial monitoring.</text:p>
        </text:list-item>
        <text:list-item>
          <text:p text:style-name="P67"><text:span text:style-name="T68">Hexadrone Tundra</text:span><text:s/>– Modular drone for custom security applications.</text:p>
        </text:list-item>
        <text:list-item>
          <text:p text:style-name="P69"><text:span text:style-name="T70">UVify Draco</text:span><text:s/>– High-speed tracking and monitoring.</text:p>
        </text:list-item>
        <text:list-item>
          <text:p text:style-name="P71"><text:span text:style-name="T72">AeroVironment Quantix Recon</text:span><text:s/>– Tactical reconnaissance drone.</text:p>
        </text:list-item>
      </text:list>
      <text:p text:style-name="Normal">These drones cover<text:s/><text:span text:style-name="T73">various operational needs</text:span>, from<text:s/><text:span text:style-name="T74">long-range environmental monitoring</text:span><text:s/>to<text:s/><text:span text:style-name="T75">high-speed surveillance</text:span>. Would you like help selecting the best ones based on your<text:s/><text:span text:style-name="T76">Decision Support System (DSS) criteria</text:span>?<text:s/><text:span text:style-name="T77">🚀</text:span></text:p>
      <text:p text:style-name="Normal"/>
      <text:p text:style-name="Normal"/>
      <text:p text:style-name="Normal">DSS-Drone-Selection/</text:p>
      <text:p text:style-name="Normal">│── backend/ <text:s text:c="15"/># Core backend files</text:p>
      <text:p text:style-name="Normal">│ <text:s text:c="2"/><text:span text:style-name="T78">├</text:span><text:span text:style-name="T79">──</text:span><text:s/>data/ <text:s text:c="14"/># Contains the drone dataset (CSV, JSON)</text:p>
      <text:p text:style-name="Normal">│ <text:s text:c="2"/><text:span text:style-name="T80">├</text:span><text:span text:style-name="T81">──</text:span><text:s/>models/ <text:s text:c="12"/># AI-based decision models (Python scripts)</text:p>
      <text:p text:style-name="Normal">│ <text:s text:c="2"/><text:span text:style-name="T82">├</text:span><text:span text:style-name="T83">──</text:span><text:s/>api/ <text:s text:c="15"/># Flask API for serving recommendations</text:p>
      <text:p text:style-name="Normal">│ <text:s text:c="2"/><text:span text:style-name="T84">├</text:span><text:span text:style-name="T85">──</text:span><text:s/>scripts/ <text:s text:c="11"/># Data preprocessing &amp; analytics scripts</text:p>
      <text:p text:style-name="Normal">│ <text:s text:c="2"/><text:span text:style-name="T86">├</text:span><text:span text:style-name="T87">──</text:span><text:s/>config.py <text:s text:c="10"/># Configuration settings</text:p>
      <text:p text:style-name="Normal">│ <text:s text:c="2"/><text:span text:style-name="T88">├</text:span><text:span text:style-name="T89">──</text:span><text:s/>tests/ <text:s text:c="13"/># Unit tests for<text:s/>backend functionality</text:p>
      <text:p text:style-name="Normal">│ <text:s text:c="2"/><text:span text:style-name="T90">├</text:span><text:span text:style-name="T91">──</text:span><text:s/>requirements.txt <text:s text:c="3"/># Dependencies for Flask &amp; data processing</text:p>
      <text:p text:style-name="Normal">│ <text:s text:c="2"/><text:span text:style-name="T92">├</text:span><text:span text:style-name="T93">──</text:span><text:s/>app.py <text:s text:c="13"/># Main Flask application entry point</text:p>
      <text:p text:style-name="Normal">│ <text:s text:c="2"/><text:span text:style-name="T94">├</text:span><text:span text:style-name="T95">──</text:span><text:s/>utils.py <text:s text:c="11"/># Helper functions for processing data</text:p>
      <text:p text:style-name="Normal">│ <text:s text:c="2"/>└── README.md<text:s/><text:s text:c="10"/># Backend documentation</text:p>
      <text:p text:style-name="Normal">│</text:p>
      <text:p text:style-name="Normal">│── frontend/ <text:s text:c="14"/># Simple Flask-based frontend</text:p>
      <text:p text:style-name="Normal">│ <text:s text:c="2"/><text:span text:style-name="T96">├</text:span><text:span text:style-name="T97">──</text:span><text:s/>templates/ <text:s text:c="9"/># HTML templates for UI</text:p>
      <text:p text:style-name="Normal">│ <text:s text:c="2"/>│ <text:s text:c="2"/><text:span text:style-name="T98">├</text:span><text:span text:style-name="T99">──</text:span><text:s/>index.html <text:s text:c="5"/># Dashboard UI</text:p>
      <text:p text:style-name="Normal">│ <text:s text:c="2"/>│ <text:s text:c="2"/><text:span text:style-name="T100">├</text:span><text:span text:style-name="T101">──</text:span><text:s/>results.html <text:s text:c="3"/># Decision recommendations</text:p>
      <text:p text:style-name="Normal">│ <text:s text:c="2"/><text:span text:style-name="T102">├</text:span><text:span text:style-name="T103">──</text:span><text:s/>static/ <text:s text:c="12"/># CSS and JavaScript (if needed)</text:p>
      <text:p text:style-name="Normal">│ <text:s text:c="2"/><text:span text:style-name="T104">├</text:span><text:span text:style-name="T105">──</text:span><text:s/>views.py <text:s text:c="11"/># Flask routes for rendering pages</text:p>
      <text:p text:style-name="Normal">│ <text:s text:c="2"/><text:span text:style-name="T106">├</text:span><text:span text:style-name="T107">──</text:span><text:s/>forms.py <text:s text:c="11"/># Handles user input processing (if needed)</text:p>
      <text:p text:style-name="Normal">│ <text:s text:c="2"/><text:span text:style-name="T108">├</text:span><text:span text:style-name="T109">──</text:span><text:s/>app.py <text:s text:c="13"/># Flask app that serves frontend pages</text:p>
      <text:p text:style-name="Normal">│ <text:s text:c="2"/>└── README.md <text:s text:c="10"/># Frontend documentation</text:p>
      <text:p text:style-name="Normal">│</text:p>
      <text:p text:style-name="Normal">│── docs/ <text:s text:c="18"/># Project documentation</text:p>
      <text:p text:style-name="Normal">│ <text:s text:c="2"/><text:span text:style-name="T110">├</text:span><text:span text:style-name="T111">──</text:span><text:s/>API-docs.md <text:s text:c="8"/># API endpoints guide</text:p>
      <text:p text:style-name="Normal">│ <text:s text:c="2"/><text:span text:style-name="T112">├</text:span><text:span text:style-name="T113">──</text:span><text:s/>setup-guide.md <text:s text:c="5"/># How to install &amp; run the project</text:p>
      <text:p text:style-name="Normal">│ <text:s text:c="2"/><text:span text:style-name="T114">├</text:span><text:span text:style-name="T115">──</text:span><text:s/>user-guide.md <text:s text:c="6"/># DSS usage guide</text:p>
      <text:p text:style-name="Normal">│ <text:s text:c="2"/>└── research/ <text:s text:c="10"/># Papers, references, regulatory docs</text:p>
      <text:p text:style-name="Normal">│</text:p>
      <text:p text:style-name="Normal">│── tests/ <text:s text:c="17"/># Testing folder</text:p>
      <text:p text:style-name="Normal">│ <text:s text:c="2"/><text:span text:style-name="T116">├</text:span><text:span text:style-name="T117">──</text:span><text:s/>test_backend.py <text:s text:c="4"/># Backend test cases</text:p>
      <text:p text:style-name="Normal">│ <text:s text:c="2"/><text:span text:style-name="T118">├</text:span><text:span text:style-name="T119">──</text:span><text:s/>test_frontend.py <text:s text:c="3"/># Frontend test cases</text:p>
      <text:p text:style-name="Normal">│ <text:s text:c="2"/>└── README.md <text:s text:c="10"/># Testing strategy documentation</text:p>
      <text:p text:style-name="Normal">│</text:p>
      <text:p text:style-name="Normal">│── .gitignore <text:s text:c="13"/># Files to exclude from version control</text:p>
      <text:p text:style-name="Normal">│── README.md <text:s text:c="14"/># Main project documentation</text:p>
      <text:p text:style-name="Normal">│── LICENSE <text:s text:c="16"/># License file</text:p>
      <text:p text:style-name="Normal"/>
      <text:p text:style-name="Normal">Got it! Since your approach is<text:s/><text:span text:style-name="T120">straightforward,<text:s/></text:span><text:span text:style-name="T121">functional, and simple</text:span>, I'll outline a<text:s/><text:span text:style-name="T122">step-by-step coding strategy</text:span><text:s/>along with a<text:s/><text:span text:style-name="T123">4-day timeline</text:span><text:s/>so you stay on track.</text:p>
      <text:p text:style-name="Normal"><draw:custom-shape svg:x="0in" svg:y="0in" svg:width="45.51042in" svg:height="0.00139in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4">📌</text:span><text:span text:style-name="T125"><text:s/>Where to Start?</text:span></text:p>
      <text:p text:style-name="Normal">You should<text:s/><text:span text:style-name="T126">start with the backend</text:span><text:s/>(backend/) because it handles<text:s/><text:span text:style-name="T127">data processing, filtering logic, and Flask API<text:s/></text:span><text:span text:style-name="T128">routes</text:span>. Once the backend is working, move to the<text:s/><text:span text:style-name="T129">frontend (frontend/)</text:span><text:s/>to display results properly.</text:p>
      <text:p text:style-name="Normal"><draw:custom-shape svg:x="0in" svg:y="0in" svg:width="45.51042in" svg:height="0.00139in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0">⏳</text:span><text:span text:style-name="T131"><text:s/>4-Day Timeline for the Project</text:span></text:p>
      <text:p text:style-name="Normal"><text:span text:style-name="T132">📅</text:span><text:span text:style-name="T133"><text:s/>Day 1 – Backend Setup &amp; Data Processing</text:span></text:p>
      <text:p text:style-name="Normal"><text:span text:style-name="T134">✅</text:span><text:s/><text:span text:style-name="T135">Define basic Flask app (backend/app.py)</text:span></text:p>
      <text:list text:style-name="LFO4" text:continue-numbering="true">
        <text:list-item>
          <text:p text:style-name="P136">Set up Flask (pip install flask if needed).</text:p>
        </text:list-item>
        <text:list-item>
          <text:p text:style-name="P137">Create /match_drone_to_port API route.</text:p>
        </text:list-item>
      </text:list>
      <text:p text:style-name="Normal"><text:span text:style-name="T138">✅</text:span><text:s/><text:span text:style-name="T139">Build core helper functions (backend/utils.py)</text:span></text:p>
      <text:list text:style-name="LFO5" text:continue-numbering="true">
        <text:list-item>
          <text:p text:style-name="P140">Load<text:s/><text:span text:style-name="T141">drone dataset (droneType.csv)</text:span><text:s/>&amp;<text:s/><text:span text:style-name="T142">EU small ports dataset (dataset.csv)</text:span>.</text:p>
        </text:list-item>
        <text:list-item>
          <text:p text:style-name="P143">Implement<text:s/><text:span text:style-name="T144">basic filtering</text:span><text:s/>(match drones based on port needs).</text:p>
        </text:list-item>
        <text:list-item>
          <text:p text:style-name="P145">Ensure<text:s/><text:span text:style-name="T146">data normalization</text:span><text:s/>(convert units to common formats).</text:p>
        </text:list-item>
      </text:list>
      <text:p text:style-name="Normal"><text:span text:style-name="T147">✅</text:span><text:s/><text:span text:style-name="T148">Verify dataset quality (backend/data/)</text:span></text:p>
      <text:list text:style-name="LFO6" text:continue-numbering="true">
        <text:list-item>
          <text:p text:style-name="P149">Check<text:s/><text:span text:style-name="T150">missing values</text:span><text:s/>and<text:s/><text:span text:style-name="T151">standardize data structure</text:span>.</text:p>
        </text:list-item>
      </text:list>
      <text:p text:style-name="Normal"><draw:custom-shape svg:x="0in" svg:y="0in" svg:width="45.51042in" svg:height="0.00139in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2">📅</text:span><text:span text:style-name="T153"><text:s/>Day 2 – Decision-Making System</text:span></text:p>
      <text:p text:style-name="Normal"><text:span text:style-name="T154">✅</text:span><text:s/><text:span text:style-name="T155">Implement rule-based selection (backend/utils.py)</text:span></text:p>
      <text:list text:style-name="LFO7" text:continue-numbering="true">
        <text:list-item>
          <text:p text:style-name="P156">Define<text:s/><text:span text:style-name="T157">matching criteria</text:span><text:s/>(wind resistance, battery life, thermal imaging, etc.).</text:p>
        </text:list-item>
        <text:list-item>
          <text:p text:style-name="P158">Apply<text:s/><text:span text:style-name="T159">Weighted Sum Model (WSM)</text:span><text:s/>for ranking drones.</text:p>
        </text:list-item>
        <text:list-item>
          <text:p text:style-name="P160">Use<text:s/><text:span text:style-name="T161">AHP to assign weight values</text:span><text:s/>dynamically.</text:p>
        </text:list-item>
      </text:list>
      <text:p text:style-name="Normal"><text:span text:style-name="T162">✅</text:span><text:s/><text:span text:style-name="T163">Finalize API responses (backend/app.py)</text:span></text:p>
      <text:list text:style-name="LFO8" text:continue-numbering="true">
        <text:list-item>
          <text:p text:style-name="P164">Ensure Flask returns<text:s/><text:span text:style-name="T165">JSON-formatted results</text:span><text:s/>for frontend use.</text:p>
        </text:list-item>
      </text:list>
      <text:p text:style-name="Normal"><text:span text:style-name="T166">✅</text:span><text:s/><text:span text:style-name="T167">Unit<text:s/></text:span><text:span text:style-name="T168">Testing (tests/test_backend.py)</text:span></text:p>
      <text:list text:style-name="LFO9" text:continue-numbering="true">
        <text:list-item>
          <text:p text:style-name="P169">Write tests for<text:s/><text:span text:style-name="T170">data filtering &amp; ranking logic</text:span>.</text:p>
        </text:list-item>
      </text:list>
      <text:p text:style-name="Normal"><draw:custom-shape svg:x="0in" svg:y="0in" svg:width="45.51042in" svg:height="0.00139in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1">📅</text:span><text:span text:style-name="T172"><text:s/>Day 3 – Frontend &amp; Flask Integration</text:span></text:p>
      <text:p text:style-name="Normal"><text:span text:style-name="T173">✅</text:span><text:s/><text:span text:style-name="T174">Setup basic Flask frontend (frontend/app.py)</text:span></text:p>
      <text:list text:style-name="LFO10" text:continue-numbering="true">
        <text:list-item>
          <text:p text:style-name="P175">Connect backend API to frontend.</text:p>
        </text:list-item>
      </text:list>
      <text:p text:style-name="Normal"><text:span text:style-name="T176">✅</text:span><text:s/><text:span text:style-name="T177">Build UI templates (frontend/templates/)</text:span></text:p>
      <text:list text:style-name="LFO11" text:continue-numbering="true">
        <text:list-item>
          <text:p text:style-name="P178"><text:span text:style-name="T179">index.html</text:span><text:s/>→ Input form for selecting a port.</text:p>
        </text:list-item>
        <text:list-item>
          <text:p text:style-name="P180"><text:span text:style-name="T181">results.html</text:span><text:s/>→ Displays recommended drones.</text:p>
        </text:list-item>
      </text:list>
      <text:p text:style-name="Normal"><text:span text:style-name="T182">✅</text:span><text:s/><text:span text:style-name="T183">Create Flask routes (frontend/views.py)</text:span></text:p>
      <text:list text:style-name="LFO12" text:continue-numbering="true">
        <text:list-item>
          <text:p text:style-name="P184">/select_port → Accepts user input.</text:p>
        </text:list-item>
        <text:list-item>
          <text:p text:style-name="P185">/show_results → Displays matched drones.</text:p>
        </text:list-item>
      </text:list>
      <text:p text:style-name="Normal"><text:span text:style-name="T186">✅</text:span><text:s/><text:span text:style-name="T187">Test API connectivity</text:span></text:p>
      <text:list text:style-name="LFO13" text:continue-numbering="true">
        <text:list-item>
          <text:p text:style-name="P188">Ensure frontend correctly pulls data from backend.</text:p>
        </text:list-item>
      </text:list>
      <text:p text:style-name="Normal"><draw:custom-shape svg:x="0in" svg:y="0in" svg:width="45.51042in" svg:height="0.00139in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9">📅</text:span><text:span text:style-name="T190"><text:s/>Day 4 – Final Testing &amp; Deployment</text:span></text:p>
      <text:p text:style-name="Normal"><text:span text:style-name="T191">✅</text:span><text:s/><text:span text:style-name="T192">Run full system tests (tests/)</text:span></text:p>
      <text:list text:style-name="LFO14" text:continue-numbering="true">
        <text:list-item>
          <text:p text:style-name="P193">Backend API → Validate correct drone recommendations.</text:p>
        </text:list-item>
        <text:list-item>
          <text:p text:style-name="P194">Frontend UI → Ensure smooth rendering of results.</text:p>
        </text:list-item>
      </text:list>
      <text:p text:style-name="Normal"><text:span text:style-name="T195">✅</text:span><text:s/><text:span text:style-name="T196">Fix last-minute issues</text:span></text:p>
      <text:list text:style-name="LFO15" text:continue-numbering="true">
        <text:list-item>
          <text:p text:style-name="P197">Debug<text:s/><text:span text:style-name="T198">data inconsistencies</text:span>, ensure responsiveness.</text:p>
        </text:list-item>
      </text:list>
      <text:p text:style-name="Normal"><text:span text:style-name="T199">✅</text:span><text:s/><text:span text:style-name="T200">Write Documentation (docs/)</text:span></text:p>
      <text:list text:style-name="LFO16" text:continue-numbering="true">
        <text:list-item>
          <text:p text:style-name="P201"><text:span text:style-name="T202">Setup guide</text:span></text:p>
        </text:list-item>
        <text:list-item>
          <text:p text:style-name="P203"><text:span text:style-name="T204">API usage</text:span></text:p>
        </text:list-item>
        <text:list-item>
          <text:p text:style-name="P205"><text:span text:style-name="T206">User manual</text:span></text:p>
        </text:list-item>
      </text:list>
      <text:p text:style-name="Normal"><text:span text:style-name="T207">✅</text:span><text:s/><text:span text:style-name="T208">Deploy locally</text:span><text:s/>or<text:s/><text:span text:style-name="T209">Dockerize</text:span><text:s/>the app.</text:p>
      <text:p text:style-name="Normal"><draw:custom-shape svg:x="0in" svg:y="0in" svg:width="45.51042in" svg:height="0.00139in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0">📌</text:span><text:span text:style-name="T211"><text:s/>Simple, Focused Approach</text:span></text:p>
      <text:list text:style-name="LFO17" text:continue-numbering="true">
        <text:list-item>
          <text:p text:style-name="P212"><text:span text:style-name="T213">Start backend first</text:span><text:s/>(data processing, filtering).</text:p>
        </text:list-item>
        <text:list-item>
          <text:p text:style-name="P214"><text:span text:style-name="T215">Implement matching logic</text:span><text:s/>(WSM &amp; AHP).</text:p>
        </text:list-item>
        <text:list-item>
          <text:p text:style-name="P216"><text:span text:style-name="T217">Build a simple<text:s/></text:span><text:span text:style-name="T218">Flask frontend</text:span><text:s/>(just index.html and results.html).</text:p>
        </text:list-item>
        <text:list-item>
          <text:p text:style-name="P219"><text:span text:style-name="T220">Test &amp; deploy efficiently</text:span>.</text:p>
        </text:list-item>
      </text:list>
      <text:p text:style-name="Normal"><text:span text:style-name="T221">🚀</text:span><text:s/>If you'd like, I can help with<text:s/><text:span text:style-name="T222">structuring Flask routes or writing sample functions</text:span>!</text:p>
      <text:p text:style-name="Normal"/>
      <text:p text:style-name="Normal"/>
      <text:p text:style-name="Normal">Algorithm for the utils.py file<text:s/></text:p>
      <text:p text:style-name="Normal">Great! Your utils.py file already has a<text:s/><text:span text:style-name="T223">solid foundation</text:span>. Now, let's define a<text:s/><text:span text:style-name="T224">structured algorithm</text:span><text:s/>that integrates all functions efficiently and then outline<text:s/><text:span text:style-name="T225">remaining tasks</text:span>.</text:p>
      <text:p text:style-name="Normal"><draw:custom-shape svg:x="0in" svg:y="0in" svg:width="45.51042in" svg:height="0.00139in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6">📌</text:span><text:span text:style-name="T227"><text:s/>Algorithm for utils.py</text:span></text:p>
      <text:p text:style-name="Normal">Here’s a<text:s/><text:span text:style-name="T228">step-by-step breakdown</text:span><text:s/>of how the system should function:</text:p>
      <text:p text:style-name="Normal"><text:span text:style-name="T229">🔹</text:span><text:span text:style-name="T230"><text:s/>1. Load Data</text:span></text:p>
      <text:list text:style-name="LFO18" text:continue-numbering="true">
        <text:list-item>
          <text:p text:style-name="P231">Read<text:s/><text:span text:style-name="T232">DroneType dataset</text:span><text:s/>(droneType.csv) into a<text:s/><text:span text:style-name="T233">Pandas DataFrame</text:span>.</text:p>
        </text:list-item>
        <text:list-item>
          <text:p text:style-name="P234">Read<text:s/><text:span text:style-name="T235">Port dataset</text:span><text:s/>(portData.csv) to retrieve<text:s/><text:span text:style-name="T236">port-specific environmental conditions</text:span>.</text:p>
        </text:list-item>
      </text:list>
      <text:p text:style-name="Normal"><text:span text:style-name="T237">🔹</text:span><text:span text:style-name="T238"><text:s/>2. Normalize Data</text:span></text:p>
      <text:list text:style-name="LFO19" text:continue-numbering="true">
        <text:list-item>
          <text:p text:style-name="P239">Convert relevant columns (Battery Life, Wind Resistance, Payload Capacity, etc.) into<text:s/><text:span text:style-name="T240">standard numerical formats</text:span>.</text:p>
        </text:list-item>
        <text:list-item>
          <text:p text:style-name="P241">Remove<text:s/><text:span text:style-name="T242">NaN/missing values</text:span><text:s/>where applicable.</text:p>
        </text:list-item>
      </text:list>
      <text:p text:style-name="Normal"><text:span text:style-name="T243">🔹</text:span><text:span text:style-name="T244"><text:s/>3. Retrieve Drone Requirements Based on User's Purpose</text:span></text:p>
      <text:list text:style-name="LFO20" text:continue-numbering="true">
        <text:list-item>
          <text:p text:style-name="P245">User selects<text:s/><text:span text:style-name="T246">multiple purposes</text:span><text:s/>(e.g., Port Security, Ship Inspection).</text:p>
        </text:list-item>
        <text:list-item>
          <text:p text:style-name="P247">Retrieve<text:s/><text:span text:style-name="T248">predefined drone criteria</text:span><text:s/>based on selected purposes.</text:p>
        </text:list-item>
        <text:list-item>
          <text:p text:style-name="P249">Merge<text:s/>criteria<text:s/><text:span text:style-name="T250">(max required values for overlapping attributes).</text:span></text:p>
        </text:list-item>
      </text:list>
      <text:p text:style-name="Normal"><text:span text:style-name="T251">🔹</text:span><text:span text:style-name="T252"><text:s/>4. Filter Drones Based on Requirements</text:span></text:p>
      <text:list text:style-name="LFO21" text:continue-numbering="true">
        <text:list-item>
          <text:p text:style-name="P253">Match drones<text:s/><text:span text:style-name="T254">against required attributes</text:span>.</text:p>
        </text:list-item>
        <text:list-item>
          <text:p text:style-name="P255">Keep<text:s/><text:span text:style-name="T256">only drones that meet/exceed standards</text:span>.</text:p>
        </text:list-item>
        <text:list-item>
          <text:p text:style-name="P257">If a port has<text:s/><text:span text:style-name="T258">specific environmental challenges</text:span>, further<text:s/>refine selection.</text:p>
        </text:list-item>
      </text:list>
      <text:p text:style-name="Normal"><text:span text:style-name="T259">🔹</text:span><text:span text:style-name="T260"><text:s/>5. Rank Drones Using Weighted Sum Model (WSM)</text:span></text:p>
      <text:list text:style-name="LFO22" text:continue-numbering="true">
        <text:list-item>
          <text:p text:style-name="P261">Assign<text:s/><text:span text:style-name="T262">priority weights</text:span><text:s/>to key features (e.g., Battery Life, Wind Resistance).</text:p>
        </text:list-item>
        <text:list-item>
          <text:p text:style-name="P263">Calculate<text:s/><text:span text:style-name="T264">overall suitability score</text:span><text:s/>for each drone.</text:p>
        </text:list-item>
        <text:list-item>
          <text:p text:style-name="P265">Sort recommendations<text:s/><text:span text:style-name="T266">by best match</text:span>.</text:p>
        </text:list-item>
      </text:list>
      <text:p text:style-name="Normal"><text:span text:style-name="T267">🔹</text:span><text:span text:style-name="T268"><text:s/>6. Return Results</text:span></text:p>
      <text:list text:style-name="LFO23" text:continue-numbering="true">
        <text:list-item>
          <text:p text:style-name="P269">Send<text:s/><text:span text:style-name="T270">filtered &amp; ranked drones</text:span><text:s/>to the frontend (results.html).</text:p>
        </text:list-item>
        <text:list-item>
          <text:p text:style-name="P271">Display<text:s/><text:span text:style-name="T272">best options based on port needs and selected purposes</text:span>.</text:p>
        </text:list-item>
      </text:list>
      <text:p text:style-name="Normal"><draw:custom-shape svg:x="0in" svg:y="0in" svg:width="45.51042in" svg:height="0.00139in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3">💻</text:span><text:span text:style-name="T274"><text:s/>Implementing the Algorithm in utils.py</text:span></text:p>
      <text:p text:style-name="Normal">Here’s how we structure the<text:s/><text:span text:style-name="T275">full workflow in Python</text:span>:</text:p>
      <text:p text:style-name="Normal">import pandas as pd</text:p>
      <text:p text:style-name="Normal"/>
      <text:p text:style-name="Normal"># Step 1: Load datasets</text:p>
      <text:p text:style-name="Normal">def load_data(drone_file="backend/data/droneType.csv", port_file="backend/data/portData.csv"):</text:p>
      <text:p text:style-name="Normal"><text:s text:c="4"/>"""Loads drone and port datasets as Pandas DataFrames."""</text:p>
      <text:p text:style-name="Normal"><text:s text:c="4"/>drone_df = pd.read_csv(drone_file)</text:p>
      <text:p text:style-name="Normal"><text:s text:c="4"/>port_df = pd.read_csv(port_file)</text:p>
      <text:p text:style-name="Normal"><text:s text:c="4"/>return drone_df, port_df</text:p>
      <text:p text:style-name="Normal"/>
      <text:p text:style-name="Normal"># Step 2: Normalize numerical columns</text:p>
      <text:p text:style-name="Normal">def normalize_data(df):</text:p>
      <text:p text:style-name="Normal"><text:s text:c="4"/>"""Standardizes key columns for easier filtering."""</text:p>
      <text:p text:style-name="Normal"><text:s text:c="4"/>numeric_columns = ["Wind Resistance (m/s)", "Battery Life (minutes)", "Payload Capacity (kg)"]</text:p>
      <text:p text:style-name="Normal"><text:s text:c="4"/>for col in<text:s/>numeric_columns:</text:p>
      <text:p text:style-name="Normal"><text:s text:c="8"/>df[col] = pd.to_numeric(df[col], errors="coerce").fillna(0)</text:p>
      <text:p text:style-name="Normal"><text:s text:c="4"/>return df</text:p>
      <text:p text:style-name="Normal"/>
      <text:p text:style-name="Normal"># Step 3: Retrieve predefined drone attributes based on user-selected purposes</text:p>
      <text:p text:style-name="Normal">def get_drone_requirements_by_purpose(purpose):</text:p>
      <text:p text:style-name="Normal"><text:s text:c="4"/>"""Returns predefined drone attributes for each purpose."""</text:p>
      <text:p text:style-name="Normal"><draw:custom-shape svg:x="0in" svg:y="0in" svg:width="45.51042in" svg:height="0.00139in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6">📌</text:span><text:span text:style-name="T277"><text:s/>Remaining Work To Do</text:span></text:p>
      <text:p text:style-name="Normal"><text:span text:style-name="T278">✅</text:span><text:s/><text:span text:style-name="T279">Modify Flask routes (app.py)</text:span><text:s/>→ Capture<text:s/><text:span text:style-name="T280">port selection &amp; drone purposes</text:span><text:s/>dynamically.<text:line-break/><text:span text:style-name="T281">✅</text:span><text:s/><text:span text:style-name="T282">Frontend updates (index.html)</text:span><text:s/>→ Allow<text:s/><text:span text:style-name="T283">multi-purpose selection instead of manual filtering</text:span>.<text:line-break/><text:span text:style-name="T284">✅</text:span><text:s/><text:span text:style-name="T285">Testing &amp;<text:s/></text:span><text:span text:style-name="T286">Validation (test_backend.py)</text:span><text:s/>→ Ensure<text:s/><text:span text:style-name="T287">correct drone filtering &amp; ranking</text:span>.<text:line-break/><text:span text:style-name="T288">✅</text:span><text:s/><text:span text:style-name="T289">Refine results display (results.html)</text:span><text:s/>→ Show<text:s/><text:span text:style-name="T290">best drone matches in a user-friendly format</text:span>.<text:line-break/><text:span text:style-name="T291">✅</text:span><text:s/><text:span text:style-name="T292">Deploy &amp; optimize response time</text:span><text:s/>→ Ensure<text:s/><text:span text:style-name="T293">quick API execution when fetching recommendations</text:span>.</text:p>
      <text:p text:style-name="Normal">Would you like help<text:s/><text:span text:style-name="T294">setting up Flask routes now</text:span>, so we can connect the backend logic to the user interface?<text:s/><text:span text:style-name="T295">🚀</text:span></text:p>
      <text:p text:style-name="Normal"/>
      <text:p text:style-name="Normal"/>
      <text:p text:style-name="Normal"><draw:custom-shape svg:x="0in" svg:y="0in" svg:width="45.51042in" svg:height="0.00139in" draw:id="id9" draw:style-name="a9" draw:name="Horizontal Line 8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6">📌</text:span><text:span text:style-name="T297"><text:s/>Algorithm for app.py</text:span></text:p>
      <text:p text:style-name="Normal"><text:span text:style-name="T298">1</text:span><text:span text:style-name="T299">️</text:span><text:span text:style-name="T300">⃣</text:span><text:span text:style-name="T301"><text:s/>Initialize Flask &amp; Set Up Routes</text:span></text:p>
      <text:list text:style-name="LFO24" text:continue-numbering="true">
        <text:list-item>
          <text:p text:style-name="P302">Import necessary modules (Flask, request, render_template, utils).</text:p>
        </text:list-item>
        <text:list-item>
          <text:p text:style-name="P303">Set up Flask application (app = Flask(__name__)).</text:p>
        </text:list-item>
        <text:list-item>
          <text:p text:style-name="P304">Define homepage route (index.html).</text:p>
        </text:list-item>
      </text:list>
      <text:p text:style-name="Normal"><text:span text:style-name="T305">2</text:span><text:span text:style-name="T306">️</text:span><text:span text:style-name="T307">⃣</text:span><text:span text:style-name="T308"><text:s/>Handle User Input from Frontend (index.html)</text:span></text:p>
      <text:list text:style-name="LFO25" text:continue-numbering="true">
        <text:list-item>
          <text:p text:style-name="P309">Capture<text:s/><text:span text:style-name="T310">port selection</text:span><text:s/>(request.form.get("port")).</text:p>
        </text:list-item>
        <text:list-item>
          <text:p text:style-name="P311">Capture<text:s/><text:span text:style-name="T312">drone purposes</text:span><text:s/>(request.form.getlist("purpose")).</text:p>
        </text:list-item>
        <text:list-item>
          <text:p text:style-name="P313">Capture<text:s/><text:span text:style-name="T314">budget</text:span><text:s/>(request.form.get("budget")).</text:p>
        </text:list-item>
      </text:list>
      <text:p text:style-name="Normal"><text:span text:style-name="T315">3</text:span><text:span text:style-name="T316">️</text:span><text:span text:style-name="T317">⃣</text:span><text:span text:style-name="T318"><text:s/>Load and Process Data</text:span></text:p>
      <text:list text:style-name="LFO26" text:continue-numbering="true">
        <text:list-item>
          <text:p text:style-name="P319">Call utils.load_data() to retrieve<text:s/><text:span text:style-name="T320">drone and port datasets</text:span>.</text:p>
        </text:list-item>
        <text:list-item>
          <text:p text:style-name="P321">Normalize drone data using utils.normalize_data().</text:p>
        </text:list-item>
        <text:list-item>
          <text:p text:style-name="P322">Extract port constraints using<text:s/>utils.get_port_constraints(port_name, port_df).</text:p>
        </text:list-item>
      </text:list>
      <text:p text:style-name="Normal"><text:span text:style-name="T323">4</text:span><text:span text:style-name="T324">️</text:span><text:span text:style-name="T325">⃣</text:span><text:span text:style-name="T326"><text:s/>Apply Filtering</text:span></text:p>
      <text:list text:style-name="LFO27" text:continue-numbering="true">
        <text:list-item>
          <text:p text:style-name="P327">Filter drones based on<text:s/><text:span text:style-name="T328">port constraints</text:span><text:s/>(utils.filter_drones_by_port_constraints(drone_df, port_constraints)).</text:p>
        </text:list-item>
        <text:list-item>
          <text:p text:style-name="P329">Filter drones based on<text:s/><text:span text:style-name="T330">purpose constraints</text:span><text:s/>(utils.match_drones_by_purpose(drone_df, purposes)).</text:p>
        </text:list-item>
        <text:list-item>
          <text:p text:style-name="P331">Apply<text:s/><text:span text:style-name="T332">budget constraints</text:span><text:s/>(utils.filter_drones_by_budget(drone_df, user_budget)).</text:p>
        </text:list-item>
        <text:list-item>
          <text:p text:style-name="P333">Apply<text:s/><text:span text:style-name="T334">maintenance cost filtering</text:span><text:s/>(utils.filter_drones_by_maintenance(drone_df, max_maintenance_cost)).</text:p>
        </text:list-item>
      </text:list>
      <text:p text:style-name="Normal"><text:span text:style-name="T335">5</text:span><text:span text:style-name="T336">️</text:span><text:span text:style-name="T337">⃣</text:span><text:span text:style-name="T338"><text:s/>Rank &amp; Send Data to Frontend (results.html)</text:span></text:p>
      <text:list text:style-name="LFO28" text:continue-numbering="true">
        <text:list-item>
          <text:p text:style-name="P339">Rank drones using utils.rank_drones(filtered_drones).</text:p>
        </text:list-item>
        <text:list-item>
          <text:p text:style-name="P340">Convert<text:s/><text:span text:style-name="T341">filtered drones to dictionary format</text:span><text:s/>(filtered_drones.to_dict(orient="records")).</text:p>
        </text:list-item>
        <text:list-item>
          <text:p text:style-name="P342">Send data to<text:s/><text:span text:style-name="T343">results page (results.html)</text:span><text:s/>via render_template().</text:p>
        </text:list-item>
      </text:list>
      <text:p text:style-name="Normal"><draw:custom-shape svg:x="0in" svg:y="0in" svg:width="45.51042in" svg:height="0.00139in" draw:id="id10" draw:style-name="a10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4">⃣</text:span><text:s/><text:span text:style-name="T345">Port Coverage Area</text:span><text:s/>→ Larger ports may require<text:s/><text:span text:style-name="T346">longer flight radius drones</text:span>, while smaller ones might need<text:s/><text:span text:style-name="T347">compact, maneuverable UAVs</text:span>.<text:line-break/>2️<text:span text:style-name="T348">⃣</text:span><text:s/><text:span text:style-name="T349">Budget Constraints</text:span><text:s/>→ Filters drones<text:s/><text:span text:style-name="T350">within price limits</text:span><text:s/>(e.g., excluding premium drones if the budget is restricted).<text:line-break/>3️<text:span text:style-name="T351">⃣</text:span><text:s/><text:span text:style-name="T352">Maintenance Cost</text:span><text:s/>→ Some drones<text:s/><text:span text:style-name="T353">require expensive upkeep</text:span>, so we filter out<text:s/><text:span text:style-name="T354">high-maintenance models</text:span><text:s/>if needed.<text:line-break/>4️<text:span text:style-name="T355">⃣</text:span><text:s/><text:span text:style-name="T356">Environmental Durability</text:span><text:s/>→ If the port has<text:s/><text:span text:style-name="T357">harsh weather conditions</text:span>, drones must have<text:s/><text:span text:style-name="T358">strong wind resistance, waterproofing, or temperature resilience</text:span>.<text:line-break/>5️<text:span text:style-name="T359">⃣</text:span><text:s/><text:span text:style-name="T360">System Integration Capability</text:span><text:s/>→ Ensures drones are<text:s/><text:span text:style-name="T361">compatible with port security &amp; monitoring infrastructure</text:span><text:s/>(RTK, GNSS, AI tracking).<text:line-break/>6️<text:span text:style-name="T362">⃣</text:span><text:s/><text:span text:style-name="T363">Vendor Support</text:span><text:s/>→ Certain manufacturers<text:s/><text:span text:style-name="T364">offer better customer support</text:span>, affecting maintenance and reliability.<text:line-break/>7️<text:span text:style-name="T365">⃣</text:span><text:s/><text:span text:style-name="T366">Training Requirements</text:span><text:s/>→ If a port has limited access to<text:s/><text:span text:style-name="T367">advanced drone training</text:span>, we prioritize<text:s/><text:span text:style-name="T368">easy-to-use drones</text:span>.</text:p>
      <text:p text:style-name="Normal"/>
      <text:p text:style-name="Normal"/>
      <text:p text:style-name="Normal">You're absolutely right! I’ll<text:s/><text:span text:style-name="T369">add the Weighted Sum Model (WSM) calculation</text:span><text:s/>as a separate step and ensure<text:s/><text:span text:style-name="T370">all relevant attributes</text:span><text:s/>are correctly mapped to tasks.<text:s/><text:span text:style-name="T371">🚀</text:span></text:p>
      <text:p text:style-name="Normal"><draw:custom-shape svg:x="0in" svg:y="0in" svg:width="45.51042in" svg:height="0.00139in" draw:z-index="0" draw:id="id11" draw:style-name="a11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2">📌</text:span><text:span text:style-name="T373"><text:s/>Updated Attribute Usage for Key Decision Tasks</text:span></text:p>
      <text:p text:style-name="Normal"><text:span text:style-name="T374">🔹</text:span><text:span text:style-name="T375"><text:s/>Step 1: Port Environmental Matching</text:span></text:p>
      <text:p text:style-name="Normal"><text:span text:style-name="T376">✅</text:span><text:s/><text:span text:style-name="T377">Humidity Percent (%)</text:span><text:s/>→ Determines drone<text:s/><text:span text:style-name="T378">sensor durability &amp; calibration needs</text:span>.<text:line-break/><text:span text:style-name="T379">✅</text:span><text:s/><text:span text:style-name="T380">Coverage Area (sq km)</text:span><text:s/>→ Defines<text:s/><text:span text:style-name="T381">flight range required for surveillance</text:span>.<text:line-break/><text:span text:style-name="T382">✅</text:span><text:s/><text:span text:style-name="T383">Temperature Range (°C)</text:span><text:s/>→ Ensures drones function<text:s/><text:span text:style-name="T384">in extreme climates</text:span>.<text:line-break/><text:span text:style-name="T385">✅</text:span><text:s/><text:span text:style-name="T386">Average Wind Speed (m/s)</text:span><text:s/>→ Matches drones<text:s/><text:span text:style-name="T387">to standard wind conditions</text:span>.<text:line-break/><text:span text:style-name="T388">✅</text:span><text:s/><text:span text:style-name="T389">Maximum Wind Speed (m/s)</text:span><text:s/>→ Filters drones needing<text:s/><text:span text:style-name="T390">strong wind resistance</text:span>.<text:line-break/><text:span text:style-name="T391">✅</text:span><text:s/><text:span text:style-name="T392">IP Rating (Ingress Protection)</text:span><text:s/>→ Ensures drones are<text:s/><text:span text:style-name="T393">waterproof &amp; dustproof</text:span><text:s/>for harsh environments.</text:p>
      <text:p text:style-name="Normal"><draw:custom-shape svg:x="0in" svg:y="0in" svg:width="45.51042in" svg:height="0.00139in" draw:z-index="0" draw:id="id12" draw:style-name="a12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4">🔹</text:span><text:span text:style-name="T395"><text:s/>Step 2: Purpose-Based Refinement</text:span></text:p>
      <text:p text:style-name="Normal"><text:span text:style-name="T396">✅</text:span><text:s/><text:span text:style-name="T397">Drone Category</text:span><text:s/>→ Filters drones based on<text:s/><text:span text:style-name="T398">specific applications (security, monitoring, etc.)</text:span>.<text:line-break/><text:span text:style-name="T399">✅</text:span><text:s/><text:span text:style-name="T400">Camera Resolution (MP)</text:span><text:s/>→ Needed for<text:s/><text:span text:style-name="T401">visual inspections requiring high detail</text:span>.<text:line-break/><text:span text:style-name="T402">✅</text:span><text:s/><text:span text:style-name="T403">Thermal Camera Resolution (MP)</text:span><text:s/>→ Required for<text:s/><text:span text:style-name="T404">night operations &amp; heat-based detection</text:span>.<text:line-break/><text:span text:style-name="T405">✅</text:span><text:s/><text:span text:style-name="T406">Infrared/Night Vision Capability</text:span><text:s/>→ Ensures drones<text:s/><text:span text:style-name="T407">operate effectively in low-light</text:span>.<text:line-break/><text:span text:style-name="T408">✅</text:span><text:s/><text:span text:style-name="T409">Detection Range</text:span><text:s/>→ Defines how far<text:s/><text:span text:style-name="T410">drones can scan</text:span>, essential for<text:s/><text:span text:style-name="T411">wide surveillance</text:span>.<text:line-break/><text:span text:style-name="T412">✅</text:span><text:s/><text:span text:style-name="T413">Real-Time Data Streaming</text:span><text:s/>→ Needed for<text:s/><text:span text:style-name="T414">ports requiring live drone monitoring</text:span>.<text:line-break/><text:span text:style-name="T415">✅</text:span><text:s/><text:span text:style-name="T416">Day/Night Operation</text:span><text:s/>→ Matches drones to<text:s/><text:span text:style-name="T417">ports with 24/7 surveillance needs</text:span>.</text:p>
      <text:p text:style-name="Normal"><draw:custom-shape svg:x="0in" svg:y="0in" svg:width="45.51042in" svg:height="0.00139in" draw:z-index="0" draw:id="id13" draw:style-name="a13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18">🔹</text:span><text:span text:style-name="T419"><text:s/>Step 3: AHP Priority Scaling</text:span></text:p>
      <text:p text:style-name="Normal"><text:span text:style-name="T420">✅</text:span><text:s/><text:span text:style-name="T421">Battery Life (Minutes)</text:span><text:s/>→ Prioritizes drones<text:s/><text:span text:style-name="T422">with extended flight duration</text:span>.<text:line-break/><text:span text:style-name="T423">✅</text:span><text:s/><text:span text:style-name="T424">Wind Resistance (m/s)</text:span><text:s/>→ Ensures drones are<text:s/><text:span text:style-name="T425">stable under extreme wind</text:span>.<text:line-break/><text:span text:style-name="T426">✅</text:span><text:s/><text:span text:style-name="T427">Payload Capacity (kg)</text:span><text:s/>→ Determines if<text:s/><text:span text:style-name="T428">extra sensors or cargo can be attached</text:span>.<text:line-break/><text:span text:style-name="T429">✅</text:span><text:s/><text:span text:style-name="T430">Flight Radius (km)</text:span><text:s/>→ Ensures drones<text:s/><text:span text:style-name="T431">cover sufficient operational range</text:span>.<text:line-break/><text:span text:style-name="T432">✅</text:span><text:s/><text:span text:style-name="T433">Maximum Flight Height (m)</text:span><text:s/>→ Important for<text:s/><text:span text:style-name="T434">high-altitude surveillance needs</text:span>.<text:line-break/><text:span text:style-name="T435">✅</text:span><text:s/><text:span text:style-name="T436">Scalability (Modular Expansions)</text:span><text:s/>→ Supports<text:s/><text:span text:style-name="T437">future drone upgrades &amp; AI integration</text:span>.</text:p>
      <text:p text:style-name="Normal"><draw:custom-shape svg:x="0in" svg:y="0in" svg:width="45.51042in" svg:height="0.00139in" draw:z-index="0" draw:id="id14" draw:style-name="a14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38">🔹</text:span><text:span text:style-name="T439"><text:s/>Step 4: Cost Optimization</text:span></text:p>
      <text:p text:style-name="Normal"><text:span text:style-name="T440">✅</text:span><text:s/><text:span text:style-name="T441">Initial Purchase Cost (€)</text:span><text:s/>→ Ensures drones fit<text:s/><text:span text:style-name="T442">within budget constraints</text:span>.<text:line-break/><text:span text:style-name="T443">✅</text:span><text:s/><text:span text:style-name="T444">Operational Maintenance Cost (€)</text:span><text:s/>→ Removes drones with<text:s/><text:span text:style-name="T445">high recurring costs</text:span>.<text:line-break/><text:span text:style-name="T446">✅</text:span><text:s/><text:span text:style-name="T447">Max Daily Flights</text:span><text:s/>→ Helps balance<text:s/><text:span text:style-name="T448">cost-efficiency vs. frequent surveillance needs</text:span>.</text:p>
      <text:p text:style-name="Normal"><draw:custom-shape svg:x="0in" svg:y="0in" svg:width="45.51042in" svg:height="0.00139in" draw:z-index="0" draw:id="id15" draw:style-name="a15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9">🔹</text:span><text:span text:style-name="T450"><text:s/>Step 5: Weighted Sum Model (WSM) Calculation</text:span></text:p>
      <text:p text:style-name="Normal"><text:span text:style-name="T451">✅</text:span><text:s/><text:span text:style-name="T452">All AHP-Weighted Scores</text:span><text:s/>→ Uses AHP-calculated weights to determine<text:s/><text:span text:style-name="T453">final ranking</text:span>.<text:line-break/><text:span text:style-name="T454">✅</text:span><text:s/><text:span text:style-name="T455">Final Environmental &amp; Purpose Matching</text:span><text:s/>→ Ensures only<text:s/><text:span text:style-name="T456">best-fit drones</text:span><text:s/>receive top rankings.<text:line-break/><text:span text:style-name="T457">✅</text:span><text:s/><text:span text:style-name="T458">Cost-Adjusted Value</text:span><text:s/>→ Balances performance<text:s/><text:span text:style-name="T459">against financial constraints</text:span><text:s/>to<text:s/><text:span text:style-name="T460">maximize efficiency</text:span>.<text:line-break/><text:span text:style-name="T461">✅</text:span><text:s/><text:span text:style-name="T462">Special Features (AI, VTOL, Encryption)</text:span><text:s/>→ Boosts ranking for<text:s/><text:span text:style-name="T463">drones with advanced functionalities</text:span>.</text:p>
      <text:p text:style-name="Normal"><draw:custom-shape svg:x="0in" svg:y="0in" svg:width="45.51042in" svg:height="0.00139in" draw:z-index="0" draw:id="id16" draw:style-name="a16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64">📌</text:span><text:span text:style-name="T465"><text:s/>Why This Approach Guarantees Accuracy</text:span></text:p>
      <text:p text:style-name="Normal"><text:span text:style-name="T466">🚀</text:span><text:s/><text:span text:style-name="T467">Every relevant attribute is used effectively</text:span>—nothing is overlooked!<text:line-break/><text:span text:style-name="T468">🚀</text:span><text:s/><text:span text:style-name="T469">Balances environmental, operational &amp; financial constraints for best results</text:span>.<text:line-break/><text:span text:style-name="T470">🚀</text:span><text:s/><text:span text:style-name="T471">Ensures the ranking process is backed by data-driven AHP &amp; WSM models!</text:span></text:p>
      <text:p text:style-name="Normal">Would you like me to help refine<text:s/><text:span text:style-name="T472">WSM calculations in utils.py</text:span>, ensuring the weighted sum<text:s/><text:span text:style-name="T473">correctly ranks drones based on priority-based scaling</text:span>?<text:s/><text:span text:style-name="T474">🔥</text:span><text:line-break/>That way,<text:s/><text:span text:style-name="T475">your decision-support system will be fully optimized for real-world drone selection!</text:span><text:s/><text:span text:style-name="T476">🚀</text:span><text:line-break/>Let me know how you'd like to proceed!<text:s/><text:span text:style-name="T477">💡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1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shwin kumar</meta:initial-creator>
    <dc:creator>ashwin kumar</dc:creator>
    <meta:creation-date>2025-05-21T15:36:00Z</meta:creation-date>
    <dc:date>2025-05-25T12:16:00Z</dc:date>
    <meta:template xlink:href="Normal" xlink:type="simple"/>
    <meta:editing-cycles>5</meta:editing-cycles>
    <meta:editing-duration>PT85620S</meta:editing-duration>
    <meta:document-statistic meta:page-count="1" meta:paragraph-count="30" meta:word-count="2246" meta:character-count="15021" meta:row-count="106" meta:non-whitespace-character-count="12805"/>
  </office:meta>
</office:document-meta>
</file>